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7 16:59:0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2:.G2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3:.G3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4:.G4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5:.G5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6:.G6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7:.G7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734" calcext:value-type="float">
            <text:p>38,27734</text:p>
          </table:table-cell>
          <table:table-cell/>
          <table:table-cell table:formula="of:=SUM([.B8:.G8])" office:value-type="float" office:value="38.9473686" calcext:value-type="float">
            <text:p>38,9473686</text:p>
          </table:table-cell>
        </table:table-row>
        <table:table-row table:style-name="ro1">
          <table:table-cell office:value-type="string" calcext:value-type="string">
            <text:p>2023-01-07 16:59:0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2734" calcext:value-type="float">
            <text:p>39,02734</text:p>
          </table:table-cell>
          <table:table-cell/>
          <table:table-cell table:formula="of:=SUM([.B9:.G9])" office:value-type="float" office:value="39.6973686" calcext:value-type="float">
            <text:p>39,6973686</text:p>
          </table:table-cell>
        </table:table-row>
        <table:table-row table:style-name="ro1">
          <table:table-cell office:value-type="string" calcext:value-type="string">
            <text:p>2023-01-07 16:58:5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0:.G10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1:.G11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2:.G12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3:.G13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4:.G14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5:.G15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6:.G16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7:.G17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8:.G18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5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19:.G19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0:.G20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1:.G21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2:.G22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3:.G23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4:.G24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5:.G25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6:.G26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7:.G27])" office:value-type="float" office:value="40.6973686" calcext:value-type="float">
            <text:p>40,6973686</text:p>
          </table:table-cell>
        </table:table-row>
        <table:table-row table:style-name="ro1">
          <table:table-cell office:value-type="string" calcext:value-type="string">
            <text:p>2023-01-07 16:58:41</text:p>
          </table:table-cell>
          <table:table-cell office:value-type="float" office:value="3127.906" calcext:value-type="float">
            <text:p>3127,90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8:.G28])" office:value-type="float" office:value="3217.069662" calcext:value-type="float">
            <text:p>3217,069662</text:p>
          </table:table-cell>
        </table:table-row>
        <table:table-row table:style-name="ro1">
          <table:table-cell office:value-type="string" calcext:value-type="string">
            <text:p>2023-01-07 16:58:40</text:p>
          </table:table-cell>
          <table:table-cell office:value-type="float" office:value="3114.824" calcext:value-type="float">
            <text:p>3114,8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29:.G29])" office:value-type="float" office:value="3203.987662" calcext:value-type="float">
            <text:p>3203,987662</text:p>
          </table:table-cell>
        </table:table-row>
        <table:table-row table:style-name="ro1">
          <table:table-cell office:value-type="string" calcext:value-type="string">
            <text:p>2023-01-07 16:58:39</text:p>
          </table:table-cell>
          <table:table-cell office:value-type="float" office:value="3115.41" calcext:value-type="float">
            <text:p>3115,4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6988" calcext:value-type="float">
            <text:p>0,714698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0:.G30])" office:value-type="float" office:value="3204.5739138" calcext:value-type="float">
            <text:p>3204,5739138</text:p>
          </table:table-cell>
        </table:table-row>
        <table:table-row table:style-name="ro1">
          <table:table-cell office:value-type="string" calcext:value-type="string">
            <text:p>2023-01-07 16:58:38</text:p>
          </table:table-cell>
          <table:table-cell office:value-type="float" office:value="3098.895" calcext:value-type="float">
            <text:p>3098,89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1:.G31])" office:value-type="float" office:value="3186.058662" calcext:value-type="float">
            <text:p>3186,058662</text:p>
          </table:table-cell>
        </table:table-row>
        <table:table-row table:style-name="ro1">
          <table:table-cell office:value-type="string" calcext:value-type="string">
            <text:p>2023-01-07 16:58:37</text:p>
          </table:table-cell>
          <table:table-cell office:value-type="float" office:value="3100.656" calcext:value-type="float">
            <text:p>3100,65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2:.G32])" office:value-type="float" office:value="3187.819662" calcext:value-type="float">
            <text:p>3187,819662</text:p>
          </table:table-cell>
        </table:table-row>
        <table:table-row table:style-name="ro1">
          <table:table-cell office:value-type="string" calcext:value-type="string">
            <text:p>2023-01-07 16:58:36</text:p>
          </table:table-cell>
          <table:table-cell office:value-type="float" office:value="3081.418" calcext:value-type="float">
            <text:p>3081,41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3:.G33])" office:value-type="float" office:value="3170.581662" calcext:value-type="float">
            <text:p>3170,581662</text:p>
          </table:table-cell>
        </table:table-row>
        <table:table-row table:style-name="ro1">
          <table:table-cell office:value-type="string" calcext:value-type="string">
            <text:p>2023-01-07 16:58:35</text:p>
          </table:table-cell>
          <table:table-cell office:value-type="float" office:value="3081.688" calcext:value-type="float">
            <text:p>3081,68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4:.G34])" office:value-type="float" office:value="3170.851662" calcext:value-type="float">
            <text:p>3170,851662</text:p>
          </table:table-cell>
        </table:table-row>
        <table:table-row table:style-name="ro1">
          <table:table-cell office:value-type="string" calcext:value-type="string">
            <text:p>2023-01-07 16:58:34</text:p>
          </table:table-cell>
          <table:table-cell office:value-type="float" office:value="3059.855" calcext:value-type="float">
            <text:p>3059,85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5:.G35])" office:value-type="float" office:value="3149.018662" calcext:value-type="float">
            <text:p>3149,018662</text:p>
          </table:table-cell>
        </table:table-row>
        <table:table-row table:style-name="ro1">
          <table:table-cell office:value-type="string" calcext:value-type="string">
            <text:p>2023-01-07 16:58:33</text:p>
          </table:table-cell>
          <table:table-cell office:value-type="float" office:value="3059.855" calcext:value-type="float">
            <text:p>3059,85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6:.G36])" office:value-type="float" office:value="3149.018662" calcext:value-type="float">
            <text:p>3149,018662</text:p>
          </table:table-cell>
        </table:table-row>
        <table:table-row table:style-name="ro1">
          <table:table-cell office:value-type="string" calcext:value-type="string">
            <text:p>2023-01-07 16:58:32</text:p>
          </table:table-cell>
          <table:table-cell office:value-type="float" office:value="3059.855" calcext:value-type="float">
            <text:p>3059,85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7:.G37])" office:value-type="float" office:value="3149.018662" calcext:value-type="float">
            <text:p>3149,018662</text:p>
          </table:table-cell>
        </table:table-row>
        <table:table-row table:style-name="ro1">
          <table:table-cell office:value-type="string" calcext:value-type="string">
            <text:p>2023-01-07 16:58:31</text:p>
          </table:table-cell>
          <table:table-cell office:value-type="float" office:value="3059.816" calcext:value-type="float">
            <text:p>3059,8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8:.G38])" office:value-type="float" office:value="3148.979662" calcext:value-type="float">
            <text:p>3148,979662</text:p>
          </table:table-cell>
        </table:table-row>
        <table:table-row table:style-name="ro1">
          <table:table-cell office:value-type="string" calcext:value-type="string">
            <text:p>2023-01-07 16:58:30</text:p>
          </table:table-cell>
          <table:table-cell office:value-type="float" office:value="3035.754" calcext:value-type="float">
            <text:p>3035,75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39:.G39])" office:value-type="float" office:value="3124.917662" calcext:value-type="float">
            <text:p>3124,917662</text:p>
          </table:table-cell>
        </table:table-row>
        <table:table-row table:style-name="ro1">
          <table:table-cell office:value-type="string" calcext:value-type="string">
            <text:p>2023-01-07 16:58:29</text:p>
          </table:table-cell>
          <table:table-cell office:value-type="float" office:value="3035.754" calcext:value-type="float">
            <text:p>3035,75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0:.G40])" office:value-type="float" office:value="3124.917662" calcext:value-type="float">
            <text:p>3124,917662</text:p>
          </table:table-cell>
        </table:table-row>
        <table:table-row table:style-name="ro1">
          <table:table-cell office:value-type="string" calcext:value-type="string">
            <text:p>2023-01-07 16:58:28</text:p>
          </table:table-cell>
          <table:table-cell office:value-type="float" office:value="3007.656" calcext:value-type="float">
            <text:p>3007,65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1:.G41])" office:value-type="float" office:value="3096.819662" calcext:value-type="float">
            <text:p>3096,819662</text:p>
          </table:table-cell>
        </table:table-row>
        <table:table-row table:style-name="ro1">
          <table:table-cell office:value-type="string" calcext:value-type="string">
            <text:p>2023-01-07 16:58:27</text:p>
          </table:table-cell>
          <table:table-cell office:value-type="float" office:value="3007.617" calcext:value-type="float">
            <text:p>3007,61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2:.G42])" office:value-type="float" office:value="3096.780662" calcext:value-type="float">
            <text:p>3096,780662</text:p>
          </table:table-cell>
        </table:table-row>
        <table:table-row table:style-name="ro1">
          <table:table-cell office:value-type="string" calcext:value-type="string">
            <text:p>2023-01-07 16:58:26</text:p>
          </table:table-cell>
          <table:table-cell office:value-type="float" office:value="2981.559" calcext:value-type="float">
            <text:p>2981,55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3:.G43])" office:value-type="float" office:value="3070.722662" calcext:value-type="float">
            <text:p>3070,722662</text:p>
          </table:table-cell>
        </table:table-row>
        <table:table-row table:style-name="ro1">
          <table:table-cell office:value-type="string" calcext:value-type="string">
            <text:p>2023-01-07 16:58:25</text:p>
          </table:table-cell>
          <table:table-cell office:value-type="float" office:value="2981.559" calcext:value-type="float">
            <text:p>2981,55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6988" calcext:value-type="float">
            <text:p>0,714698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4:.G44])" office:value-type="float" office:value="3070.7229138" calcext:value-type="float">
            <text:p>3070,7229138</text:p>
          </table:table-cell>
        </table:table-row>
        <table:table-row table:style-name="ro1">
          <table:table-cell office:value-type="string" calcext:value-type="string">
            <text:p>2023-01-07 16:58:24</text:p>
          </table:table-cell>
          <table:table-cell office:value-type="float" office:value="2949.938" calcext:value-type="float">
            <text:p>2949,93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5:.G45])" office:value-type="float" office:value="3039.101662" calcext:value-type="float">
            <text:p>3039,101662</text:p>
          </table:table-cell>
        </table:table-row>
        <table:table-row table:style-name="ro1">
          <table:table-cell office:value-type="string" calcext:value-type="string">
            <text:p>2023-01-07 16:58:23</text:p>
          </table:table-cell>
          <table:table-cell office:value-type="float" office:value="2949.898" calcext:value-type="float">
            <text:p>2949,8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6:.G46])" office:value-type="float" office:value="3039.061662" calcext:value-type="float">
            <text:p>3039,061662</text:p>
          </table:table-cell>
        </table:table-row>
        <table:table-row table:style-name="ro1">
          <table:table-cell office:value-type="string" calcext:value-type="string">
            <text:p>2023-01-07 16:58:22</text:p>
          </table:table-cell>
          <table:table-cell office:value-type="float" office:value="2895.695" calcext:value-type="float">
            <text:p>2895,69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7:.G47])" office:value-type="float" office:value="2984.858662" calcext:value-type="float">
            <text:p>2984,858662</text:p>
          </table:table-cell>
        </table:table-row>
        <table:table-row table:style-name="ro1">
          <table:table-cell office:value-type="string" calcext:value-type="string">
            <text:p>2023-01-07 16:58:21</text:p>
          </table:table-cell>
          <table:table-cell office:value-type="float" office:value="2895.695" calcext:value-type="float">
            <text:p>2895,69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8:.G48])" office:value-type="float" office:value="2984.858662" calcext:value-type="float">
            <text:p>2984,858662</text:p>
          </table:table-cell>
        </table:table-row>
        <table:table-row table:style-name="ro1">
          <table:table-cell office:value-type="string" calcext:value-type="string">
            <text:p>2023-01-07 16:58:20</text:p>
          </table:table-cell>
          <table:table-cell office:value-type="float" office:value="2865.586" calcext:value-type="float">
            <text:p>2865,58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49:.G49])" office:value-type="float" office:value="2954.749662" calcext:value-type="float">
            <text:p>2954,749662</text:p>
          </table:table-cell>
        </table:table-row>
        <table:table-row table:style-name="ro1">
          <table:table-cell office:value-type="string" calcext:value-type="string">
            <text:p>2023-01-07 16:58:19</text:p>
          </table:table-cell>
          <table:table-cell office:value-type="float" office:value="2865.551" calcext:value-type="float">
            <text:p>2865,55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0:.G50])" office:value-type="float" office:value="2954.714662" calcext:value-type="float">
            <text:p>2954,714662</text:p>
          </table:table-cell>
        </table:table-row>
        <table:table-row table:style-name="ro1">
          <table:table-cell office:value-type="string" calcext:value-type="string">
            <text:p>2023-01-07 16:58:18</text:p>
          </table:table-cell>
          <table:table-cell office:value-type="float" office:value="2821.422" calcext:value-type="float">
            <text:p>2821,42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1:.G51])" office:value-type="float" office:value="2910.585662" calcext:value-type="float">
            <text:p>2910,585662</text:p>
          </table:table-cell>
        </table:table-row>
        <table:table-row table:style-name="ro1">
          <table:table-cell office:value-type="string" calcext:value-type="string">
            <text:p>2023-01-07 16:58:17</text:p>
          </table:table-cell>
          <table:table-cell office:value-type="float" office:value="2787.293" calcext:value-type="float">
            <text:p>2787,2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2:.G52])" office:value-type="float" office:value="2876.456662" calcext:value-type="float">
            <text:p>2876,456662</text:p>
          </table:table-cell>
        </table:table-row>
        <table:table-row table:style-name="ro1">
          <table:table-cell office:value-type="string" calcext:value-type="string">
            <text:p>2023-01-07 16:58:16</text:p>
          </table:table-cell>
          <table:table-cell office:value-type="float" office:value="2787.293" calcext:value-type="float">
            <text:p>2787,2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3:.G53])" office:value-type="float" office:value="2876.456662" calcext:value-type="float">
            <text:p>2876,456662</text:p>
          </table:table-cell>
        </table:table-row>
        <table:table-row table:style-name="ro1">
          <table:table-cell office:value-type="string" calcext:value-type="string">
            <text:p>2023-01-07 16:58:15</text:p>
          </table:table-cell>
          <table:table-cell office:value-type="float" office:value="2787.258" calcext:value-type="float">
            <text:p>2787,25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4:.G54])" office:value-type="float" office:value="2876.421662" calcext:value-type="float">
            <text:p>2876,421662</text:p>
          </table:table-cell>
        </table:table-row>
        <table:table-row table:style-name="ro1">
          <table:table-cell office:value-type="string" calcext:value-type="string">
            <text:p>2023-01-07 16:58:14</text:p>
          </table:table-cell>
          <table:table-cell office:value-type="float" office:value="2725.062" calcext:value-type="float">
            <text:p>2725,06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5:.G55])" office:value-type="float" office:value="2814.225662" calcext:value-type="float">
            <text:p>2814,225662</text:p>
          </table:table-cell>
        </table:table-row>
        <table:table-row table:style-name="ro1">
          <table:table-cell office:value-type="string" calcext:value-type="string">
            <text:p>2023-01-07 16:58:13</text:p>
          </table:table-cell>
          <table:table-cell office:value-type="float" office:value="2725.062" calcext:value-type="float">
            <text:p>2725,06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02734" calcext:value-type="float">
            <text:p>40,02734</text:p>
          </table:table-cell>
          <table:table-cell/>
          <table:table-cell table:formula="of:=SUM([.B56:.G56])" office:value-type="float" office:value="2814.225662" calcext:value-type="float">
            <text:p>2814,225662</text:p>
          </table:table-cell>
        </table:table-row>
        <table:table-row table:style-name="ro1">
          <table:table-cell office:value-type="string" calcext:value-type="string">
            <text:p>2023-01-07 16:58:12</text:p>
          </table:table-cell>
          <table:table-cell office:value-type="float" office:value="2664.832" calcext:value-type="float">
            <text:p>2664,83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57:.G57])" office:value-type="float" office:value="2754.230042" calcext:value-type="float">
            <text:p>2754,230042</text:p>
          </table:table-cell>
        </table:table-row>
        <table:table-row table:style-name="ro1">
          <table:table-cell office:value-type="string" calcext:value-type="string">
            <text:p>2023-01-07 16:58:11</text:p>
          </table:table-cell>
          <table:table-cell office:value-type="float" office:value="2624.676" calcext:value-type="float">
            <text:p>2624,67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58:.G58])" office:value-type="float" office:value="2714.074042" calcext:value-type="float">
            <text:p>2714,074042</text:p>
          </table:table-cell>
        </table:table-row>
        <table:table-row table:style-name="ro1">
          <table:table-cell office:value-type="string" calcext:value-type="string">
            <text:p>2023-01-07 16:58:10</text:p>
          </table:table-cell>
          <table:table-cell office:value-type="float" office:value="2624.672" calcext:value-type="float">
            <text:p>2624,67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59:.G59])" office:value-type="float" office:value="2714.070042" calcext:value-type="float">
            <text:p>2714,070042</text:p>
          </table:table-cell>
        </table:table-row>
        <table:table-row table:style-name="ro1">
          <table:table-cell office:value-type="string" calcext:value-type="string">
            <text:p>2023-01-07 16:58:09</text:p>
          </table:table-cell>
          <table:table-cell office:value-type="float" office:value="2510.234" calcext:value-type="float">
            <text:p>2510,23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0:.G60])" office:value-type="float" office:value="2599.632042" calcext:value-type="float">
            <text:p>2599,632042</text:p>
          </table:table-cell>
        </table:table-row>
        <table:table-row table:style-name="ro1">
          <table:table-cell office:value-type="string" calcext:value-type="string">
            <text:p>2023-01-07 16:58:08</text:p>
          </table:table-cell>
          <table:table-cell office:value-type="float" office:value="2462.98" calcext:value-type="float">
            <text:p>2462,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1:.G61])" office:value-type="float" office:value="2552.378042" calcext:value-type="float">
            <text:p>2552,378042</text:p>
          </table:table-cell>
        </table:table-row>
        <table:table-row table:style-name="ro1">
          <table:table-cell office:value-type="string" calcext:value-type="string">
            <text:p>2023-01-07 16:58:07</text:p>
          </table:table-cell>
          <table:table-cell office:value-type="float" office:value="2390.715" calcext:value-type="float">
            <text:p>2390,71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6988" calcext:value-type="float">
            <text:p>0,714698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2:.G62])" office:value-type="float" office:value="2480.1132938" calcext:value-type="float">
            <text:p>2480,1132938</text:p>
          </table:table-cell>
        </table:table-row>
        <table:table-row table:style-name="ro1">
          <table:table-cell office:value-type="string" calcext:value-type="string">
            <text:p>2023-01-07 16:58:06</text:p>
          </table:table-cell>
          <table:table-cell office:value-type="float" office:value="2298.375" calcext:value-type="float">
            <text:p>2298,37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3:.G63])" office:value-type="float" office:value="2387.773042" calcext:value-type="float">
            <text:p>2387,773042</text:p>
          </table:table-cell>
        </table:table-row>
        <table:table-row table:style-name="ro1">
          <table:table-cell office:value-type="string" calcext:value-type="string">
            <text:p>2023-01-07 16:58:05</text:p>
          </table:table-cell>
          <table:table-cell office:value-type="float" office:value="2296.543" calcext:value-type="float">
            <text:p>2296,54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4:.G64])" office:value-type="float" office:value="2385.941042" calcext:value-type="float">
            <text:p>2385,941042</text:p>
          </table:table-cell>
        </table:table-row>
        <table:table-row table:style-name="ro1">
          <table:table-cell office:value-type="string" calcext:value-type="string">
            <text:p>2023-01-07 16:58:04</text:p>
          </table:table-cell>
          <table:table-cell office:value-type="float" office:value="505.5312" calcext:value-type="float">
            <text:p>505,531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225876" calcext:value-type="float">
            <text:p>0,72258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.26172" calcext:value-type="float">
            <text:p>40,26172</text:p>
          </table:table-cell>
          <table:table-cell/>
          <table:table-cell table:formula="of:=SUM([.B65:.G65])" office:value-type="float" office:value="592.9530076" calcext:value-type="float">
            <text:p>592,9530076</text:p>
          </table:table-cell>
        </table:table-row>
        <table:table-row table:style-name="ro1">
          <table:table-cell office:value-type="string" calcext:value-type="string">
            <text:p>2023-01-07 16:58:03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66:.G66])" office:value-type="float" office:value="33.6776492" calcext:value-type="float">
            <text:p>33,6776492</text:p>
          </table:table-cell>
        </table:table-row>
        <table:table-row table:style-name="ro1">
          <table:table-cell office:value-type="string" calcext:value-type="string">
            <text:p>2023-01-07 16:58:0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67:.G67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8:0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68:.G68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8:0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69:.G69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0:.G70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1:.G71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2:.G72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3:.G73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5567" calcext:value-type="float">
            <text:p>0,431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4:.G74])" office:value-type="float" office:value="33.6620242" calcext:value-type="float">
            <text:p>33,6620242</text:p>
          </table:table-cell>
        </table:table-row>
        <table:table-row table:style-name="ro1">
          <table:table-cell office:value-type="string" calcext:value-type="string">
            <text:p>2023-01-07 16:57:5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6548" calcext:value-type="float">
            <text:p>0,4336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53" calcext:value-type="float">
            <text:p>33,01953</text:p>
          </table:table-cell>
          <table:table-cell/>
          <table:table-cell table:formula="of:=SUM([.B75:.G75])" office:value-type="float" office:value="33.6641223" calcext:value-type="float">
            <text:p>33,6641223</text:p>
          </table:table-cell>
        </table:table-row>
        <table:table-row table:style-name="ro1">
          <table:table-cell office:value-type="string" calcext:value-type="string">
            <text:p>2023-01-07 16:57:53</text:p>
          </table:table-cell>
          <table:table-cell office:value-type="float" office:value="3101.902" calcext:value-type="float">
            <text:p>3101,90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76:.G76])" office:value-type="float" office:value="3197.0110049" calcext:value-type="float">
            <text:p>3197,0110049</text:p>
          </table:table-cell>
        </table:table-row>
        <table:table-row table:style-name="ro1">
          <table:table-cell office:value-type="string" calcext:value-type="string">
            <text:p>2023-01-07 16:57:52</text:p>
          </table:table-cell>
          <table:table-cell office:value-type="float" office:value="3101.852" calcext:value-type="float">
            <text:p>3101,85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77:.G77])" office:value-type="float" office:value="3196.9610049" calcext:value-type="float">
            <text:p>3196,9610049</text:p>
          </table:table-cell>
        </table:table-row>
        <table:table-row table:style-name="ro1">
          <table:table-cell office:value-type="string" calcext:value-type="string">
            <text:p>2023-01-07 16:57:51</text:p>
          </table:table-cell>
          <table:table-cell office:value-type="float" office:value="3095.805" calcext:value-type="float">
            <text:p>3095,80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78:.G78])" office:value-type="float" office:value="3208.9140049" calcext:value-type="float">
            <text:p>3208,9140049</text:p>
          </table:table-cell>
        </table:table-row>
        <table:table-row table:style-name="ro1">
          <table:table-cell office:value-type="string" calcext:value-type="string">
            <text:p>2023-01-07 16:57:50</text:p>
          </table:table-cell>
          <table:table-cell office:value-type="float" office:value="3095.789" calcext:value-type="float">
            <text:p>3095,78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79:.G79])" office:value-type="float" office:value="3208.8980049" calcext:value-type="float">
            <text:p>3208,8980049</text:p>
          </table:table-cell>
        </table:table-row>
        <table:table-row table:style-name="ro1">
          <table:table-cell office:value-type="string" calcext:value-type="string">
            <text:p>2023-01-07 16:57:49</text:p>
          </table:table-cell>
          <table:table-cell office:value-type="float" office:value="3078.793" calcext:value-type="float">
            <text:p>3078,7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0:.G80])" office:value-type="float" office:value="3197.9020049" calcext:value-type="float">
            <text:p>3197,9020049</text:p>
          </table:table-cell>
        </table:table-row>
        <table:table-row table:style-name="ro1">
          <table:table-cell office:value-type="string" calcext:value-type="string">
            <text:p>2023-01-07 16:57:48</text:p>
          </table:table-cell>
          <table:table-cell office:value-type="float" office:value="3112.254" calcext:value-type="float">
            <text:p>3112,25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1:.G81])" office:value-type="float" office:value="3231.3630049" calcext:value-type="float">
            <text:p>3231,3630049</text:p>
          </table:table-cell>
        </table:table-row>
        <table:table-row table:style-name="ro1">
          <table:table-cell office:value-type="string" calcext:value-type="string">
            <text:p>2023-01-07 16:57:47</text:p>
          </table:table-cell>
          <table:table-cell office:value-type="float" office:value="3091.91" calcext:value-type="float">
            <text:p>3091,9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2:.G82])" office:value-type="float" office:value="3211.0190049" calcext:value-type="float">
            <text:p>3211,0190049</text:p>
          </table:table-cell>
        </table:table-row>
        <table:table-row table:style-name="ro1">
          <table:table-cell office:value-type="string" calcext:value-type="string">
            <text:p>2023-01-07 16:57:46</text:p>
          </table:table-cell>
          <table:table-cell office:value-type="float" office:value="3106.145" calcext:value-type="float">
            <text:p>3106,1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3:.G83])" office:value-type="float" office:value="3225.2540049" calcext:value-type="float">
            <text:p>3225,2540049</text:p>
          </table:table-cell>
        </table:table-row>
        <table:table-row table:style-name="ro1">
          <table:table-cell office:value-type="string" calcext:value-type="string">
            <text:p>2023-01-07 16:57:45</text:p>
          </table:table-cell>
          <table:table-cell office:value-type="float" office:value="3088.836" calcext:value-type="float">
            <text:p>3088,83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4:.G84])" office:value-type="float" office:value="3207.9450049" calcext:value-type="float">
            <text:p>3207,9450049</text:p>
          </table:table-cell>
        </table:table-row>
        <table:table-row table:style-name="ro1">
          <table:table-cell office:value-type="string" calcext:value-type="string">
            <text:p>2023-01-07 16:57:44</text:p>
          </table:table-cell>
          <table:table-cell office:value-type="float" office:value="3071.465" calcext:value-type="float">
            <text:p>3071,46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5:.G85])" office:value-type="float" office:value="3190.5740049" calcext:value-type="float">
            <text:p>3190,5740049</text:p>
          </table:table-cell>
        </table:table-row>
        <table:table-row table:style-name="ro1">
          <table:table-cell office:value-type="string" calcext:value-type="string">
            <text:p>2023-01-07 16:57:43</text:p>
          </table:table-cell>
          <table:table-cell office:value-type="float" office:value="3077.457" calcext:value-type="float">
            <text:p>3077,4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6:.G86])" office:value-type="float" office:value="3196.5660049" calcext:value-type="float">
            <text:p>3196,5660049</text:p>
          </table:table-cell>
        </table:table-row>
        <table:table-row table:style-name="ro1">
          <table:table-cell office:value-type="string" calcext:value-type="string">
            <text:p>2023-01-07 16:57:42</text:p>
          </table:table-cell>
          <table:table-cell office:value-type="float" office:value="3077.441" calcext:value-type="float">
            <text:p>3077,44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7:.G87])" office:value-type="float" office:value="3196.5500049" calcext:value-type="float">
            <text:p>3196,5500049</text:p>
          </table:table-cell>
        </table:table-row>
        <table:table-row table:style-name="ro1">
          <table:table-cell office:value-type="string" calcext:value-type="string">
            <text:p>2023-01-07 16:57:41</text:p>
          </table:table-cell>
          <table:table-cell office:value-type="float" office:value="3077.441" calcext:value-type="float">
            <text:p>3077,44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8:.G88])" office:value-type="float" office:value="3196.5500049" calcext:value-type="float">
            <text:p>3196,5500049</text:p>
          </table:table-cell>
        </table:table-row>
        <table:table-row table:style-name="ro1">
          <table:table-cell office:value-type="string" calcext:value-type="string">
            <text:p>2023-01-07 16:57:40</text:p>
          </table:table-cell>
          <table:table-cell office:value-type="float" office:value="3077.43" calcext:value-type="float">
            <text:p>3077,4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89:.G89])" office:value-type="float" office:value="3196.5390049" calcext:value-type="float">
            <text:p>3196,5390049</text:p>
          </table:table-cell>
        </table:table-row>
        <table:table-row table:style-name="ro1">
          <table:table-cell office:value-type="string" calcext:value-type="string">
            <text:p>2023-01-07 16:57:39</text:p>
          </table:table-cell>
          <table:table-cell office:value-type="float" office:value="3045" calcext:value-type="float">
            <text:p>30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0:.G90])" office:value-type="float" office:value="3164.1090049" calcext:value-type="float">
            <text:p>3164,1090049</text:p>
          </table:table-cell>
        </table:table-row>
        <table:table-row table:style-name="ro1">
          <table:table-cell office:value-type="string" calcext:value-type="string">
            <text:p>2023-01-07 16:57:38</text:p>
          </table:table-cell>
          <table:table-cell office:value-type="float" office:value="3044.992" calcext:value-type="float">
            <text:p>3044,99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1:.G91])" office:value-type="float" office:value="3164.1010049" calcext:value-type="float">
            <text:p>3164,1010049</text:p>
          </table:table-cell>
        </table:table-row>
        <table:table-row table:style-name="ro1">
          <table:table-cell office:value-type="string" calcext:value-type="string">
            <text:p>2023-01-07 16:57:37</text:p>
          </table:table-cell>
          <table:table-cell office:value-type="float" office:value="3099.512" calcext:value-type="float">
            <text:p>3099,5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2:.G92])" office:value-type="float" office:value="3218.6210049" calcext:value-type="float">
            <text:p>3218,6210049</text:p>
          </table:table-cell>
        </table:table-row>
        <table:table-row table:style-name="ro1">
          <table:table-cell office:value-type="string" calcext:value-type="string">
            <text:p>2023-01-07 16:57:36</text:p>
          </table:table-cell>
          <table:table-cell office:value-type="float" office:value="3071.074" calcext:value-type="float">
            <text:p>3071,07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3:.G93])" office:value-type="float" office:value="3190.1830049" calcext:value-type="float">
            <text:p>3190,1830049</text:p>
          </table:table-cell>
        </table:table-row>
        <table:table-row table:style-name="ro1">
          <table:table-cell office:value-type="string" calcext:value-type="string">
            <text:p>2023-01-07 16:57:35</text:p>
          </table:table-cell>
          <table:table-cell office:value-type="float" office:value="3046.012" calcext:value-type="float">
            <text:p>3046,0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4:.G94])" office:value-type="float" office:value="3165.1210049" calcext:value-type="float">
            <text:p>3165,1210049</text:p>
          </table:table-cell>
        </table:table-row>
        <table:table-row table:style-name="ro1">
          <table:table-cell office:value-type="string" calcext:value-type="string">
            <text:p>2023-01-07 16:57:34</text:p>
          </table:table-cell>
          <table:table-cell office:value-type="float" office:value="3066.523" calcext:value-type="float">
            <text:p>3066,52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5:.G95])" office:value-type="float" office:value="3185.6320049" calcext:value-type="float">
            <text:p>3185,6320049</text:p>
          </table:table-cell>
        </table:table-row>
        <table:table-row table:style-name="ro1">
          <table:table-cell office:value-type="string" calcext:value-type="string">
            <text:p>2023-01-07 16:57:33</text:p>
          </table:table-cell>
          <table:table-cell office:value-type="float" office:value="3037.117" calcext:value-type="float">
            <text:p>3037,11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6:.G96])" office:value-type="float" office:value="3156.2260049" calcext:value-type="float">
            <text:p>3156,2260049</text:p>
          </table:table-cell>
        </table:table-row>
        <table:table-row table:style-name="ro1">
          <table:table-cell office:value-type="string" calcext:value-type="string">
            <text:p>2023-01-07 16:57:32</text:p>
          </table:table-cell>
          <table:table-cell office:value-type="float" office:value="3037.109" calcext:value-type="float">
            <text:p>3037,1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7:.G97])" office:value-type="float" office:value="3156.2180049" calcext:value-type="float">
            <text:p>3156,2180049</text:p>
          </table:table-cell>
        </table:table-row>
        <table:table-row table:style-name="ro1">
          <table:table-cell office:value-type="string" calcext:value-type="string">
            <text:p>2023-01-07 16:57:31</text:p>
          </table:table-cell>
          <table:table-cell office:value-type="float" office:value="3011.473" calcext:value-type="float">
            <text:p>3011,47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8:.G98])" office:value-type="float" office:value="3130.5820049" calcext:value-type="float">
            <text:p>3130,5820049</text:p>
          </table:table-cell>
        </table:table-row>
        <table:table-row table:style-name="ro1">
          <table:table-cell office:value-type="string" calcext:value-type="string">
            <text:p>2023-01-07 16:57:30</text:p>
          </table:table-cell>
          <table:table-cell office:value-type="float" office:value="2943.457" calcext:value-type="float">
            <text:p>2943,4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99:.G99])" office:value-type="float" office:value="3062.5660049" calcext:value-type="float">
            <text:p>3062,5660049</text:p>
          </table:table-cell>
        </table:table-row>
        <table:table-row table:style-name="ro1">
          <table:table-cell office:value-type="string" calcext:value-type="string">
            <text:p>2023-01-07 16:57:29</text:p>
          </table:table-cell>
          <table:table-cell office:value-type="float" office:value="2943.449" calcext:value-type="float">
            <text:p>2943,44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0:.G100])" office:value-type="float" office:value="3062.5580049" calcext:value-type="float">
            <text:p>3062,5580049</text:p>
          </table:table-cell>
        </table:table-row>
        <table:table-row table:style-name="ro1">
          <table:table-cell office:value-type="string" calcext:value-type="string">
            <text:p>2023-01-07 16:57:28</text:p>
          </table:table-cell>
          <table:table-cell office:value-type="float" office:value="2904.453" calcext:value-type="float">
            <text:p>2904,45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1:.G101])" office:value-type="float" office:value="3021.5620049" calcext:value-type="float">
            <text:p>3021,5620049</text:p>
          </table:table-cell>
        </table:table-row>
        <table:table-row table:style-name="ro1">
          <table:table-cell office:value-type="string" calcext:value-type="string">
            <text:p>2023-01-07 16:57:27</text:p>
          </table:table-cell>
          <table:table-cell office:value-type="float" office:value="2904.445" calcext:value-type="float">
            <text:p>2904,4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2:.G102])" office:value-type="float" office:value="3021.5540049" calcext:value-type="float">
            <text:p>3021,5540049</text:p>
          </table:table-cell>
        </table:table-row>
        <table:table-row table:style-name="ro1">
          <table:table-cell office:value-type="string" calcext:value-type="string">
            <text:p>2023-01-07 16:57:26</text:p>
          </table:table-cell>
          <table:table-cell office:value-type="float" office:value="2862.957" calcext:value-type="float">
            <text:p>2862,9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3:.G103])" office:value-type="float" office:value="2980.0660049" calcext:value-type="float">
            <text:p>2980,0660049</text:p>
          </table:table-cell>
        </table:table-row>
        <table:table-row table:style-name="ro1">
          <table:table-cell office:value-type="string" calcext:value-type="string">
            <text:p>2023-01-07 16:57:25</text:p>
          </table:table-cell>
          <table:table-cell office:value-type="float" office:value="2862.957" calcext:value-type="float">
            <text:p>2862,9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4:.G104])" office:value-type="float" office:value="2980.0660049" calcext:value-type="float">
            <text:p>2980,0660049</text:p>
          </table:table-cell>
        </table:table-row>
        <table:table-row table:style-name="ro1">
          <table:table-cell office:value-type="string" calcext:value-type="string">
            <text:p>2023-01-07 16:57:24</text:p>
          </table:table-cell>
          <table:table-cell office:value-type="float" office:value="2811.168" calcext:value-type="float">
            <text:p>2811,16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5:.G105])" office:value-type="float" office:value="2928.2770049" calcext:value-type="float">
            <text:p>2928,2770049</text:p>
          </table:table-cell>
        </table:table-row>
        <table:table-row table:style-name="ro1">
          <table:table-cell office:value-type="string" calcext:value-type="string">
            <text:p>2023-01-07 16:57:23</text:p>
          </table:table-cell>
          <table:table-cell office:value-type="float" office:value="2811.168" calcext:value-type="float">
            <text:p>2811,16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6:.G106])" office:value-type="float" office:value="2928.2770049" calcext:value-type="float">
            <text:p>2928,2770049</text:p>
          </table:table-cell>
        </table:table-row>
        <table:table-row table:style-name="ro1">
          <table:table-cell office:value-type="string" calcext:value-type="string">
            <text:p>2023-01-07 16:57:22</text:p>
          </table:table-cell>
          <table:table-cell office:value-type="float" office:value="2744.586" calcext:value-type="float">
            <text:p>2744,58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7:.G107])" office:value-type="float" office:value="2861.6950049" calcext:value-type="float">
            <text:p>2861,6950049</text:p>
          </table:table-cell>
        </table:table-row>
        <table:table-row table:style-name="ro1">
          <table:table-cell office:value-type="string" calcext:value-type="string">
            <text:p>2023-01-07 16:57:21</text:p>
          </table:table-cell>
          <table:table-cell office:value-type="float" office:value="2696.02" calcext:value-type="float">
            <text:p>2696,0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8:.G108])" office:value-type="float" office:value="2813.1290049" calcext:value-type="float">
            <text:p>2813,1290049</text:p>
          </table:table-cell>
        </table:table-row>
        <table:table-row table:style-name="ro1">
          <table:table-cell office:value-type="string" calcext:value-type="string">
            <text:p>2023-01-07 16:57:20</text:p>
          </table:table-cell>
          <table:table-cell office:value-type="float" office:value="2637.781" calcext:value-type="float">
            <text:p>2637,78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09:.G109])" office:value-type="float" office:value="2754.8900049" calcext:value-type="float">
            <text:p>2754,8900049</text:p>
          </table:table-cell>
        </table:table-row>
        <table:table-row table:style-name="ro1">
          <table:table-cell office:value-type="string" calcext:value-type="string">
            <text:p>2023-01-07 16:57:19</text:p>
          </table:table-cell>
          <table:table-cell office:value-type="float" office:value="2568.406" calcext:value-type="float">
            <text:p>2568,40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10:.G110])" office:value-type="float" office:value="2683.5150049" calcext:value-type="float">
            <text:p>2683,5150049</text:p>
          </table:table-cell>
        </table:table-row>
        <table:table-row table:style-name="ro1">
          <table:table-cell office:value-type="string" calcext:value-type="string">
            <text:p>2023-01-07 16:57:18</text:p>
          </table:table-cell>
          <table:table-cell office:value-type="float" office:value="2478.066" calcext:value-type="float">
            <text:p>2478,06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11:.G111])" office:value-type="float" office:value="2593.1750049" calcext:value-type="float">
            <text:p>2593,1750049</text:p>
          </table:table-cell>
        </table:table-row>
        <table:table-row table:style-name="ro1">
          <table:table-cell office:value-type="string" calcext:value-type="string">
            <text:p>2023-01-07 16:57:17</text:p>
          </table:table-cell>
          <table:table-cell office:value-type="float" office:value="2377.586" calcext:value-type="float">
            <text:p>2377,58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12:.G112])" office:value-type="float" office:value="2490.6950049" calcext:value-type="float">
            <text:p>2490,6950049</text:p>
          </table:table-cell>
        </table:table-row>
        <table:table-row table:style-name="ro1">
          <table:table-cell office:value-type="string" calcext:value-type="string">
            <text:p>2023-01-07 16:57:16</text:p>
          </table:table-cell>
          <table:table-cell office:value-type="float" office:value="2136.625" calcext:value-type="float">
            <text:p>2136,62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7217" calcext:value-type="float">
            <text:p>0,714721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13:.G113])" office:value-type="float" office:value="2249.7342567" calcext:value-type="float">
            <text:p>2249,7342567</text:p>
          </table:table-cell>
        </table:table-row>
        <table:table-row table:style-name="ro1">
          <table:table-cell office:value-type="string" calcext:value-type="string">
            <text:p>2023-01-07 16:57:15</text:p>
          </table:table-cell>
          <table:table-cell office:value-type="float" office:value="1709.188" calcext:value-type="float">
            <text:p>1709,18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699" calcext:value-type="float">
            <text:p>0,71446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.97266" calcext:value-type="float">
            <text:p>29,97266</text:p>
          </table:table-cell>
          <table:table-cell/>
          <table:table-cell table:formula="of:=SUM([.B114:.G114])" office:value-type="float" office:value="1822.2970049" calcext:value-type="float">
            <text:p>1822,2970049</text:p>
          </table:table-cell>
        </table:table-row>
        <table:table-row table:style-name="ro1">
          <table:table-cell office:value-type="string" calcext:value-type="string">
            <text:p>2023-01-07 16:57:1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15:.G115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1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16:.G116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1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17:.G117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1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18:.G118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1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19:.G119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0:.G120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1:.G121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2:.G122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3:.G123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366" calcext:value-type="float">
            <text:p>0,43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4:.G124])" office:value-type="float" office:value="44.6501198" calcext:value-type="float">
            <text:p>44,6501198</text:p>
          </table:table-cell>
        </table:table-row>
        <table:table-row table:style-name="ro1">
          <table:table-cell office:value-type="string" calcext:value-type="string">
            <text:p>2023-01-07 16:57:04</text:p>
          </table:table-cell>
          <table:table-cell office:value-type="float" office:value="2887.664" calcext:value-type="float">
            <text:p>2887,66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5:.G125])" office:value-type="float" office:value="3016.7727074" calcext:value-type="float">
            <text:p>3016,7727074</text:p>
          </table:table-cell>
        </table:table-row>
        <table:table-row table:style-name="ro1">
          <table:table-cell office:value-type="string" calcext:value-type="string">
            <text:p>2023-01-07 16:57:03</text:p>
          </table:table-cell>
          <table:table-cell office:value-type="float" office:value="2868.855" calcext:value-type="float">
            <text:p>2868,85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6:.G126])" office:value-type="float" office:value="2997.9637074" calcext:value-type="float">
            <text:p>2997,9637074</text:p>
          </table:table-cell>
        </table:table-row>
        <table:table-row table:style-name="ro1">
          <table:table-cell office:value-type="string" calcext:value-type="string">
            <text:p>2023-01-07 16:57:02</text:p>
          </table:table-cell>
          <table:table-cell office:value-type="float" office:value="2862.258" calcext:value-type="float">
            <text:p>2862,25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7:.G127])" office:value-type="float" office:value="2991.3667074" calcext:value-type="float">
            <text:p>2991,3667074</text:p>
          </table:table-cell>
        </table:table-row>
        <table:table-row table:style-name="ro1">
          <table:table-cell office:value-type="string" calcext:value-type="string">
            <text:p>2023-01-07 16:57:01</text:p>
          </table:table-cell>
          <table:table-cell office:value-type="float" office:value="2868.258" calcext:value-type="float">
            <text:p>2868,25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8:.G128])" office:value-type="float" office:value="2997.3667074" calcext:value-type="float">
            <text:p>2997,3667074</text:p>
          </table:table-cell>
        </table:table-row>
        <table:table-row table:style-name="ro1">
          <table:table-cell office:value-type="string" calcext:value-type="string">
            <text:p>2023-01-07 16:57:00</text:p>
          </table:table-cell>
          <table:table-cell office:value-type="float" office:value="2859.402" calcext:value-type="float">
            <text:p>2859,40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29:.G129])" office:value-type="float" office:value="2988.5107074" calcext:value-type="float">
            <text:p>2988,5107074</text:p>
          </table:table-cell>
        </table:table-row>
        <table:table-row table:style-name="ro1">
          <table:table-cell office:value-type="string" calcext:value-type="string">
            <text:p>2023-01-07 16:56:59</text:p>
          </table:table-cell>
          <table:table-cell office:value-type="float" office:value="2863.895" calcext:value-type="float">
            <text:p>2863,89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0:.G130])" office:value-type="float" office:value="2993.0037074" calcext:value-type="float">
            <text:p>2993,0037074</text:p>
          </table:table-cell>
        </table:table-row>
        <table:table-row table:style-name="ro1">
          <table:table-cell office:value-type="string" calcext:value-type="string">
            <text:p>2023-01-07 16:56:58</text:p>
          </table:table-cell>
          <table:table-cell office:value-type="float" office:value="2875.883" calcext:value-type="float">
            <text:p>2875,88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1:.G131])" office:value-type="float" office:value="3004.9917074" calcext:value-type="float">
            <text:p>3004,9917074</text:p>
          </table:table-cell>
        </table:table-row>
        <table:table-row table:style-name="ro1">
          <table:table-cell office:value-type="string" calcext:value-type="string">
            <text:p>2023-01-07 16:56:57</text:p>
          </table:table-cell>
          <table:table-cell office:value-type="float" office:value="2879.633" calcext:value-type="float">
            <text:p>2879,63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2:.G132])" office:value-type="float" office:value="3008.7417074" calcext:value-type="float">
            <text:p>3008,7417074</text:p>
          </table:table-cell>
        </table:table-row>
        <table:table-row table:style-name="ro1">
          <table:table-cell office:value-type="string" calcext:value-type="string">
            <text:p>2023-01-07 16:56:56</text:p>
          </table:table-cell>
          <table:table-cell office:value-type="float" office:value="2879.633" calcext:value-type="float">
            <text:p>2879,63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3:.G133])" office:value-type="float" office:value="3008.7417074" calcext:value-type="float">
            <text:p>3008,7417074</text:p>
          </table:table-cell>
        </table:table-row>
        <table:table-row table:style-name="ro1">
          <table:table-cell office:value-type="string" calcext:value-type="string">
            <text:p>2023-01-07 16:56:55</text:p>
          </table:table-cell>
          <table:table-cell office:value-type="float" office:value="2879.629" calcext:value-type="float">
            <text:p>2879,62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4:.G134])" office:value-type="float" office:value="3008.7377074" calcext:value-type="float">
            <text:p>3008,7377074</text:p>
          </table:table-cell>
        </table:table-row>
        <table:table-row table:style-name="ro1">
          <table:table-cell office:value-type="string" calcext:value-type="string">
            <text:p>2023-01-07 16:56:54</text:p>
          </table:table-cell>
          <table:table-cell office:value-type="float" office:value="2853.582" calcext:value-type="float">
            <text:p>2853,58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5:.G135])" office:value-type="float" office:value="2982.6907074" calcext:value-type="float">
            <text:p>2982,6907074</text:p>
          </table:table-cell>
        </table:table-row>
        <table:table-row table:style-name="ro1">
          <table:table-cell office:value-type="string" calcext:value-type="string">
            <text:p>2023-01-07 16:56:53</text:p>
          </table:table-cell>
          <table:table-cell office:value-type="float" office:value="2854.324" calcext:value-type="float">
            <text:p>2854,3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6:.G136])" office:value-type="float" office:value="2983.4327074" calcext:value-type="float">
            <text:p>2983,4327074</text:p>
          </table:table-cell>
        </table:table-row>
        <table:table-row table:style-name="ro1">
          <table:table-cell office:value-type="string" calcext:value-type="string">
            <text:p>2023-01-07 16:56:52</text:p>
          </table:table-cell>
          <table:table-cell office:value-type="float" office:value="2827.934" calcext:value-type="float">
            <text:p>2827,93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7:.G137])" office:value-type="float" office:value="2957.0427074" calcext:value-type="float">
            <text:p>2957,0427074</text:p>
          </table:table-cell>
        </table:table-row>
        <table:table-row table:style-name="ro1">
          <table:table-cell office:value-type="string" calcext:value-type="string">
            <text:p>2023-01-07 16:56:51</text:p>
          </table:table-cell>
          <table:table-cell office:value-type="float" office:value="2842.172" calcext:value-type="float">
            <text:p>2842,17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8:.G138])" office:value-type="float" office:value="2971.2807074" calcext:value-type="float">
            <text:p>2971,2807074</text:p>
          </table:table-cell>
        </table:table-row>
        <table:table-row table:style-name="ro1">
          <table:table-cell office:value-type="string" calcext:value-type="string">
            <text:p>2023-01-07 16:56:50</text:p>
          </table:table-cell>
          <table:table-cell office:value-type="float" office:value="2823.562" calcext:value-type="float">
            <text:p>2823,56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39:.G139])" office:value-type="float" office:value="2950.6707074" calcext:value-type="float">
            <text:p>2950,6707074</text:p>
          </table:table-cell>
        </table:table-row>
        <table:table-row table:style-name="ro1">
          <table:table-cell office:value-type="string" calcext:value-type="string">
            <text:p>2023-01-07 16:56:49</text:p>
          </table:table-cell>
          <table:table-cell office:value-type="float" office:value="2823.562" calcext:value-type="float">
            <text:p>2823,56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0:.G140])" office:value-type="float" office:value="2950.6707074" calcext:value-type="float">
            <text:p>2950,6707074</text:p>
          </table:table-cell>
        </table:table-row>
        <table:table-row table:style-name="ro1">
          <table:table-cell office:value-type="string" calcext:value-type="string">
            <text:p>2023-01-07 16:56:48</text:p>
          </table:table-cell>
          <table:table-cell office:value-type="float" office:value="2792.125" calcext:value-type="float">
            <text:p>2792,12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1:.G141])" office:value-type="float" office:value="2919.2337074" calcext:value-type="float">
            <text:p>2919,2337074</text:p>
          </table:table-cell>
        </table:table-row>
        <table:table-row table:style-name="ro1">
          <table:table-cell office:value-type="string" calcext:value-type="string">
            <text:p>2023-01-07 16:56:47</text:p>
          </table:table-cell>
          <table:table-cell office:value-type="float" office:value="2792.121" calcext:value-type="float">
            <text:p>2792,12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2:.G142])" office:value-type="float" office:value="2919.2297074" calcext:value-type="float">
            <text:p>2919,2297074</text:p>
          </table:table-cell>
        </table:table-row>
        <table:table-row table:style-name="ro1">
          <table:table-cell office:value-type="string" calcext:value-type="string">
            <text:p>2023-01-07 16:56:46</text:p>
          </table:table-cell>
          <table:table-cell office:value-type="float" office:value="2758.418" calcext:value-type="float">
            <text:p>2758,41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563" calcext:value-type="float">
            <text:p>0,714256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3:.G143])" office:value-type="float" office:value="2883.5267913" calcext:value-type="float">
            <text:p>2883,5267913</text:p>
          </table:table-cell>
        </table:table-row>
        <table:table-row table:style-name="ro1">
          <table:table-cell office:value-type="string" calcext:value-type="string">
            <text:p>2023-01-07 16:56:45</text:p>
          </table:table-cell>
          <table:table-cell office:value-type="float" office:value="2758.355" calcext:value-type="float">
            <text:p>2758,35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4:.G144])" office:value-type="float" office:value="2883.4637074" calcext:value-type="float">
            <text:p>2883,4637074</text:p>
          </table:table-cell>
        </table:table-row>
        <table:table-row table:style-name="ro1">
          <table:table-cell office:value-type="string" calcext:value-type="string">
            <text:p>2023-01-07 16:56:44</text:p>
          </table:table-cell>
          <table:table-cell office:value-type="float" office:value="2722.324" calcext:value-type="float">
            <text:p>2722,3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5:.G145])" office:value-type="float" office:value="2849.4327074" calcext:value-type="float">
            <text:p>2849,4327074</text:p>
          </table:table-cell>
        </table:table-row>
        <table:table-row table:style-name="ro1">
          <table:table-cell office:value-type="string" calcext:value-type="string">
            <text:p>2023-01-07 16:56:43</text:p>
          </table:table-cell>
          <table:table-cell office:value-type="float" office:value="2722.324" calcext:value-type="float">
            <text:p>2722,3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6:.G146])" office:value-type="float" office:value="2849.4327074" calcext:value-type="float">
            <text:p>2849,4327074</text:p>
          </table:table-cell>
        </table:table-row>
        <table:table-row table:style-name="ro1">
          <table:table-cell office:value-type="string" calcext:value-type="string">
            <text:p>2023-01-07 16:56:42</text:p>
          </table:table-cell>
          <table:table-cell office:value-type="float" office:value="2722.316" calcext:value-type="float">
            <text:p>2722,3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7:.G147])" office:value-type="float" office:value="2849.4247074" calcext:value-type="float">
            <text:p>2849,4247074</text:p>
          </table:table-cell>
        </table:table-row>
        <table:table-row table:style-name="ro1">
          <table:table-cell office:value-type="string" calcext:value-type="string">
            <text:p>2023-01-07 16:56:41</text:p>
          </table:table-cell>
          <table:table-cell office:value-type="float" office:value="2722.312" calcext:value-type="float">
            <text:p>2722,3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8:.G148])" office:value-type="float" office:value="2849.4207074" calcext:value-type="float">
            <text:p>2849,4207074</text:p>
          </table:table-cell>
        </table:table-row>
        <table:table-row table:style-name="ro1">
          <table:table-cell office:value-type="string" calcext:value-type="string">
            <text:p>2023-01-07 16:56:40</text:p>
          </table:table-cell>
          <table:table-cell office:value-type="float" office:value="2722.273" calcext:value-type="float">
            <text:p>2722,27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49:.G149])" office:value-type="float" office:value="2849.3817074" calcext:value-type="float">
            <text:p>2849,3817074</text:p>
          </table:table-cell>
        </table:table-row>
        <table:table-row table:style-name="ro1">
          <table:table-cell office:value-type="string" calcext:value-type="string">
            <text:p>2023-01-07 16:56:39</text:p>
          </table:table-cell>
          <table:table-cell office:value-type="float" office:value="2687.676" calcext:value-type="float">
            <text:p>2687,67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50:.G150])" office:value-type="float" office:value="2812.7847074" calcext:value-type="float">
            <text:p>2812,7847074</text:p>
          </table:table-cell>
        </table:table-row>
        <table:table-row table:style-name="ro1">
          <table:table-cell office:value-type="string" calcext:value-type="string">
            <text:p>2023-01-07 16:56:38</text:p>
          </table:table-cell>
          <table:table-cell office:value-type="float" office:value="2625.926" calcext:value-type="float">
            <text:p>2625,92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51:.G151])" office:value-type="float" office:value="2751.0347074" calcext:value-type="float">
            <text:p>2751,0347074</text:p>
          </table:table-cell>
        </table:table-row>
        <table:table-row table:style-name="ro1">
          <table:table-cell office:value-type="string" calcext:value-type="string">
            <text:p>2023-01-07 16:56:37</text:p>
          </table:table-cell>
          <table:table-cell office:value-type="float" office:value="2625.922" calcext:value-type="float">
            <text:p>2625,92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52:.G152])" office:value-type="float" office:value="2751.0307074" calcext:value-type="float">
            <text:p>2751,0307074</text:p>
          </table:table-cell>
        </table:table-row>
        <table:table-row table:style-name="ro1">
          <table:table-cell office:value-type="string" calcext:value-type="string">
            <text:p>2023-01-07 16:56:36</text:p>
          </table:table-cell>
          <table:table-cell office:value-type="float" office:value="2625.918" calcext:value-type="float">
            <text:p>2625,91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53:.G153])" office:value-type="float" office:value="2751.0267074" calcext:value-type="float">
            <text:p>2751,0267074</text:p>
          </table:table-cell>
        </table:table-row>
        <table:table-row table:style-name="ro1">
          <table:table-cell office:value-type="string" calcext:value-type="string">
            <text:p>2023-01-07 16:56:35</text:p>
          </table:table-cell>
          <table:table-cell office:value-type="float" office:value="2625.918" calcext:value-type="float">
            <text:p>2625,91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97266" calcext:value-type="float">
            <text:p>43,97266</text:p>
          </table:table-cell>
          <table:table-cell/>
          <table:table-cell table:formula="of:=SUM([.B154:.G154])" office:value-type="float" office:value="2751.0267074" calcext:value-type="float">
            <text:p>2751,0267074</text:p>
          </table:table-cell>
        </table:table-row>
        <table:table-row table:style-name="ro1">
          <table:table-cell office:value-type="string" calcext:value-type="string">
            <text:p>2023-01-07 16:56:34</text:p>
          </table:table-cell>
          <table:table-cell office:value-type="float" office:value="2577.012" calcext:value-type="float">
            <text:p>2577,0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.99609" calcext:value-type="float">
            <text:p>43,99609</text:p>
          </table:table-cell>
          <table:table-cell/>
          <table:table-cell table:formula="of:=SUM([.B155:.G155])" office:value-type="float" office:value="2698.1441374" calcext:value-type="float">
            <text:p>2698,1441374</text:p>
          </table:table-cell>
        </table:table-row>
        <table:table-row table:style-name="ro1">
          <table:table-cell office:value-type="string" calcext:value-type="string">
            <text:p>2023-01-07 16:56:33</text:p>
          </table:table-cell>
          <table:table-cell office:value-type="float" office:value="2577.012" calcext:value-type="float">
            <text:p>2577,0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.99609" calcext:value-type="float">
            <text:p>43,99609</text:p>
          </table:table-cell>
          <table:table-cell/>
          <table:table-cell table:formula="of:=SUM([.B156:.G156])" office:value-type="float" office:value="2698.1441374" calcext:value-type="float">
            <text:p>2698,1441374</text:p>
          </table:table-cell>
        </table:table-row>
        <table:table-row table:style-name="ro1">
          <table:table-cell office:value-type="string" calcext:value-type="string">
            <text:p>2023-01-07 16:56:32</text:p>
          </table:table-cell>
          <table:table-cell office:value-type="float" office:value="2577.012" calcext:value-type="float">
            <text:p>2577,0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.99609" calcext:value-type="float">
            <text:p>43,99609</text:p>
          </table:table-cell>
          <table:table-cell/>
          <table:table-cell table:formula="of:=SUM([.B157:.G157])" office:value-type="float" office:value="2698.1441374" calcext:value-type="float">
            <text:p>2698,1441374</text:p>
          </table:table-cell>
        </table:table-row>
        <table:table-row table:style-name="ro1">
          <table:table-cell office:value-type="string" calcext:value-type="string">
            <text:p>2023-01-07 16:56:31</text:p>
          </table:table-cell>
          <table:table-cell office:value-type="float" office:value="2518.793" calcext:value-type="float">
            <text:p>2518,7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4.74609" calcext:value-type="float">
            <text:p>44,74609</text:p>
          </table:table-cell>
          <table:table-cell/>
          <table:table-cell table:formula="of:=SUM([.B158:.G158])" office:value-type="float" office:value="2640.6751374" calcext:value-type="float">
            <text:p>2640,6751374</text:p>
          </table:table-cell>
        </table:table-row>
        <table:table-row table:style-name="ro1">
          <table:table-cell office:value-type="string" calcext:value-type="string">
            <text:p>2023-01-07 16:56:30</text:p>
          </table:table-cell>
          <table:table-cell office:value-type="float" office:value="2519.324" calcext:value-type="float">
            <text:p>2519,3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4.74609" calcext:value-type="float">
            <text:p>44,74609</text:p>
          </table:table-cell>
          <table:table-cell/>
          <table:table-cell table:formula="of:=SUM([.B159:.G159])" office:value-type="float" office:value="2641.2061374" calcext:value-type="float">
            <text:p>2641,2061374</text:p>
          </table:table-cell>
        </table:table-row>
        <table:table-row table:style-name="ro1">
          <table:table-cell office:value-type="string" calcext:value-type="string">
            <text:p>2023-01-07 16:56:29</text:p>
          </table:table-cell>
          <table:table-cell office:value-type="float" office:value="2455.086" calcext:value-type="float">
            <text:p>2455,08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.49609" calcext:value-type="float">
            <text:p>47,49609</text:p>
          </table:table-cell>
          <table:table-cell/>
          <table:table-cell table:formula="of:=SUM([.B160:.G160])" office:value-type="float" office:value="2577.7181374" calcext:value-type="float">
            <text:p>2577,7181374</text:p>
          </table:table-cell>
        </table:table-row>
        <table:table-row table:style-name="ro1">
          <table:table-cell office:value-type="string" calcext:value-type="string">
            <text:p>2023-01-07 16:56:28</text:p>
          </table:table-cell>
          <table:table-cell office:value-type="float" office:value="2455.031" calcext:value-type="float">
            <text:p>2455,03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.49609" calcext:value-type="float">
            <text:p>47,49609</text:p>
          </table:table-cell>
          <table:table-cell/>
          <table:table-cell table:formula="of:=SUM([.B161:.G161])" office:value-type="float" office:value="2577.6631374" calcext:value-type="float">
            <text:p>2577,6631374</text:p>
          </table:table-cell>
        </table:table-row>
        <table:table-row table:style-name="ro1">
          <table:table-cell office:value-type="string" calcext:value-type="string">
            <text:p>2023-01-07 16:56:27</text:p>
          </table:table-cell>
          <table:table-cell office:value-type="float" office:value="2286.426" calcext:value-type="float">
            <text:p>2286,42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.49609" calcext:value-type="float">
            <text:p>47,49609</text:p>
          </table:table-cell>
          <table:table-cell/>
          <table:table-cell table:formula="of:=SUM([.B162:.G162])" office:value-type="float" office:value="2409.0581374" calcext:value-type="float">
            <text:p>2409,0581374</text:p>
          </table:table-cell>
        </table:table-row>
        <table:table-row table:style-name="ro1">
          <table:table-cell office:value-type="string" calcext:value-type="string">
            <text:p>2023-01-07 16:56:26</text:p>
          </table:table-cell>
          <table:table-cell office:value-type="float" office:value="1812.156" calcext:value-type="float">
            <text:p>1812,15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1724" calcext:value-type="float">
            <text:p>0,71417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.49609" calcext:value-type="float">
            <text:p>47,49609</text:p>
          </table:table-cell>
          <table:table-cell/>
          <table:table-cell table:formula="of:=SUM([.B163:.G163])" office:value-type="float" office:value="1934.7881374" calcext:value-type="float">
            <text:p>1934,7881374</text:p>
          </table:table-cell>
        </table:table-row>
        <table:table-row table:style-name="ro1">
          <table:table-cell office:value-type="string" calcext:value-type="string">
            <text:p>2023-01-07 16:56:25</text:p>
          </table:table-cell>
          <table:table-cell office:value-type="float" office:value="14.355469" calcext:value-type="float">
            <text:p>14,355469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511002" calcext:value-type="float">
            <text:p>0,65110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.86328" calcext:value-type="float">
            <text:p>48,86328</text:p>
          </table:table-cell>
          <table:table-cell/>
          <table:table-cell table:formula="of:=SUM([.B164:.G164])" office:value-type="float" office:value="68.1823492" calcext:value-type="float">
            <text:p>68,1823492</text:p>
          </table:table-cell>
        </table:table-row>
        <table:table-row table:style-name="ro1">
          <table:table-cell office:value-type="string" calcext:value-type="string">
            <text:p>2023-01-07 16:56:24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1752" calcext:value-type="float">
            <text:p>0,431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734" calcext:value-type="float">
            <text:p>40,52734</text:p>
          </table:table-cell>
          <table:table-cell/>
          <table:table-cell table:formula="of:=SUM([.B165:.G165])" office:value-type="float" office:value="41.1850777" calcext:value-type="float">
            <text:p>41,1850777</text:p>
          </table:table-cell>
        </table:table-row>
        <table:table-row table:style-name="ro1">
          <table:table-cell office:value-type="string" calcext:value-type="string">
            <text:p>2023-01-07 16:56:2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1752" calcext:value-type="float">
            <text:p>0,431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734" calcext:value-type="float">
            <text:p>40,52734</text:p>
          </table:table-cell>
          <table:table-cell/>
          <table:table-cell table:formula="of:=SUM([.B166:.G166])" office:value-type="float" office:value="41.1694527" calcext:value-type="float">
            <text:p>41,1694527</text:p>
          </table:table-cell>
        </table:table-row>
        <table:table-row table:style-name="ro1">
          <table:table-cell office:value-type="string" calcext:value-type="string">
            <text:p>2023-01-07 16:56:2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1752" calcext:value-type="float">
            <text:p>0,431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734" calcext:value-type="float">
            <text:p>40,52734</text:p>
          </table:table-cell>
          <table:table-cell/>
          <table:table-cell table:formula="of:=SUM([.B167:.G167])" office:value-type="float" office:value="41.1694527" calcext:value-type="float">
            <text:p>41,1694527</text:p>
          </table:table-cell>
        </table:table-row>
        <table:table-row table:style-name="ro1">
          <table:table-cell office:value-type="string" calcext:value-type="string">
            <text:p>2023-01-07 16:56:2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1752" calcext:value-type="float">
            <text:p>0,431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734" calcext:value-type="float">
            <text:p>40,52734</text:p>
          </table:table-cell>
          <table:table-cell/>
          <table:table-cell table:formula="of:=SUM([.B168:.G168])" office:value-type="float" office:value="41.1694527" calcext:value-type="float">
            <text:p>41,1694527</text:p>
          </table:table-cell>
        </table:table-row>
        <table:table-row table:style-name="ro1">
          <table:table-cell office:value-type="string" calcext:value-type="string">
            <text:p>2023-01-07 16:56:2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1752" calcext:value-type="float">
            <text:p>0,431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734" calcext:value-type="float">
            <text:p>40,52734</text:p>
          </table:table-cell>
          <table:table-cell/>
          <table:table-cell table:formula="of:=SUM([.B169:.G169])" office:value-type="float" office:value="41.1694527" calcext:value-type="float">
            <text:p>41,1694527</text:p>
          </table:table-cell>
        </table:table-row>
        <table:table-row table:style-name="ro1">
          <table:table-cell office:value-type="string" calcext:value-type="string">
            <text:p>2023-01-07 16:56:19</text:p>
          </table:table-cell>
          <table:table-cell office:value-type="float" office:value="99.32422" calcext:value-type="float">
            <text:p>99,3242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202789" calcext:value-type="float">
            <text:p>0,52027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95703" calcext:value-type="float">
            <text:p>38,95703</text:p>
          </table:table-cell>
          <table:table-cell/>
          <table:table-cell table:formula="of:=SUM([.B170:.G170])" office:value-type="float" office:value="140.8327789" calcext:value-type="float">
            <text:p>140,8327789</text:p>
          </table:table-cell>
        </table:table-row>
        <table:table-row table:style-name="ro1">
          <table:table-cell office:value-type="string" calcext:value-type="string">
            <text:p>2023-01-07 16:56:18</text:p>
          </table:table-cell>
          <table:table-cell office:value-type="float" office:value="2971.738" calcext:value-type="float">
            <text:p>2971,73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1:.G171])" office:value-type="float" office:value="3067.8818879" calcext:value-type="float">
            <text:p>3067,8818879</text:p>
          </table:table-cell>
        </table:table-row>
        <table:table-row table:style-name="ro1">
          <table:table-cell office:value-type="string" calcext:value-type="string">
            <text:p>2023-01-07 16:56:17</text:p>
          </table:table-cell>
          <table:table-cell office:value-type="float" office:value="2977.664" calcext:value-type="float">
            <text:p>2977,66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2:.G172])" office:value-type="float" office:value="3073.8078879" calcext:value-type="float">
            <text:p>3073,8078879</text:p>
          </table:table-cell>
        </table:table-row>
        <table:table-row table:style-name="ro1">
          <table:table-cell office:value-type="string" calcext:value-type="string">
            <text:p>2023-01-07 16:56:16</text:p>
          </table:table-cell>
          <table:table-cell office:value-type="float" office:value="2982.824" calcext:value-type="float">
            <text:p>2982,82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3:.G173])" office:value-type="float" office:value="3078.9678879" calcext:value-type="float">
            <text:p>3078,9678879</text:p>
          </table:table-cell>
        </table:table-row>
        <table:table-row table:style-name="ro1">
          <table:table-cell office:value-type="string" calcext:value-type="string">
            <text:p>2023-01-07 16:56:15</text:p>
          </table:table-cell>
          <table:table-cell office:value-type="float" office:value="2988.516" calcext:value-type="float">
            <text:p>2988,5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4:.G174])" office:value-type="float" office:value="3084.6598879" calcext:value-type="float">
            <text:p>3084,6598879</text:p>
          </table:table-cell>
        </table:table-row>
        <table:table-row table:style-name="ro1">
          <table:table-cell office:value-type="string" calcext:value-type="string">
            <text:p>2023-01-07 16:56:14</text:p>
          </table:table-cell>
          <table:table-cell office:value-type="float" office:value="2989.852" calcext:value-type="float">
            <text:p>2989,85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5:.G175])" office:value-type="float" office:value="3085.9958879" calcext:value-type="float">
            <text:p>3085,9958879</text:p>
          </table:table-cell>
        </table:table-row>
        <table:table-row table:style-name="ro1">
          <table:table-cell office:value-type="string" calcext:value-type="string">
            <text:p>2023-01-07 16:56:13</text:p>
          </table:table-cell>
          <table:table-cell office:value-type="float" office:value="3002.383" calcext:value-type="float">
            <text:p>3002,38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6:.G176])" office:value-type="float" office:value="3098.5268879" calcext:value-type="float">
            <text:p>3098,5268879</text:p>
          </table:table-cell>
        </table:table-row>
        <table:table-row table:style-name="ro1">
          <table:table-cell office:value-type="string" calcext:value-type="string">
            <text:p>2023-01-07 16:56:12</text:p>
          </table:table-cell>
          <table:table-cell office:value-type="float" office:value="2988.004" calcext:value-type="float">
            <text:p>2988,00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7:.G177])" office:value-type="float" office:value="3086.1478879" calcext:value-type="float">
            <text:p>3086,1478879</text:p>
          </table:table-cell>
        </table:table-row>
        <table:table-row table:style-name="ro1">
          <table:table-cell office:value-type="string" calcext:value-type="string">
            <text:p>2023-01-07 16:56:11</text:p>
          </table:table-cell>
          <table:table-cell office:value-type="float" office:value="2996.809" calcext:value-type="float">
            <text:p>2996,8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8:.G178])" office:value-type="float" office:value="3094.9528879" calcext:value-type="float">
            <text:p>3094,9528879</text:p>
          </table:table-cell>
        </table:table-row>
        <table:table-row table:style-name="ro1">
          <table:table-cell office:value-type="string" calcext:value-type="string">
            <text:p>2023-01-07 16:56:10</text:p>
          </table:table-cell>
          <table:table-cell office:value-type="float" office:value="2980.137" calcext:value-type="float">
            <text:p>2980,13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79:.G179])" office:value-type="float" office:value="3078.2808879" calcext:value-type="float">
            <text:p>3078,2808879</text:p>
          </table:table-cell>
        </table:table-row>
        <table:table-row table:style-name="ro1">
          <table:table-cell office:value-type="string" calcext:value-type="string">
            <text:p>2023-01-07 16:56:09</text:p>
          </table:table-cell>
          <table:table-cell office:value-type="float" office:value="2983.051" calcext:value-type="float">
            <text:p>2983,05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0:.G180])" office:value-type="float" office:value="3081.1948879" calcext:value-type="float">
            <text:p>3081,1948879</text:p>
          </table:table-cell>
        </table:table-row>
        <table:table-row table:style-name="ro1">
          <table:table-cell office:value-type="string" calcext:value-type="string">
            <text:p>2023-01-07 16:56:08</text:p>
          </table:table-cell>
          <table:table-cell office:value-type="float" office:value="2965.598" calcext:value-type="float">
            <text:p>2965,5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1:.G181])" office:value-type="float" office:value="3063.7418879" calcext:value-type="float">
            <text:p>3063,7418879</text:p>
          </table:table-cell>
        </table:table-row>
        <table:table-row table:style-name="ro1">
          <table:table-cell office:value-type="string" calcext:value-type="string">
            <text:p>2023-01-07 16:56:07</text:p>
          </table:table-cell>
          <table:table-cell office:value-type="float" office:value="2965.527" calcext:value-type="float">
            <text:p>2965,52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2:.G182])" office:value-type="float" office:value="3063.6708879" calcext:value-type="float">
            <text:p>3063,6708879</text:p>
          </table:table-cell>
        </table:table-row>
        <table:table-row table:style-name="ro1">
          <table:table-cell office:value-type="string" calcext:value-type="string">
            <text:p>2023-01-07 16:56:06</text:p>
          </table:table-cell>
          <table:table-cell office:value-type="float" office:value="2919.512" calcext:value-type="float">
            <text:p>2919,5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3:.G183])" office:value-type="float" office:value="3017.6558879" calcext:value-type="float">
            <text:p>3017,6558879</text:p>
          </table:table-cell>
        </table:table-row>
        <table:table-row table:style-name="ro1">
          <table:table-cell office:value-type="string" calcext:value-type="string">
            <text:p>2023-01-07 16:56:05</text:p>
          </table:table-cell>
          <table:table-cell office:value-type="float" office:value="2923.148" calcext:value-type="float">
            <text:p>2923,14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4:.G184])" office:value-type="float" office:value="3021.2918879" calcext:value-type="float">
            <text:p>3021,2918879</text:p>
          </table:table-cell>
        </table:table-row>
        <table:table-row table:style-name="ro1">
          <table:table-cell office:value-type="string" calcext:value-type="string">
            <text:p>2023-01-07 16:56:04</text:p>
          </table:table-cell>
          <table:table-cell office:value-type="float" office:value="2932.723" calcext:value-type="float">
            <text:p>2932,72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5:.G185])" office:value-type="float" office:value="3030.8668879" calcext:value-type="float">
            <text:p>3030,8668879</text:p>
          </table:table-cell>
        </table:table-row>
        <table:table-row table:style-name="ro1">
          <table:table-cell office:value-type="string" calcext:value-type="string">
            <text:p>2023-01-07 16:56:03</text:p>
          </table:table-cell>
          <table:table-cell office:value-type="float" office:value="2910.969" calcext:value-type="float">
            <text:p>2910,96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6:.G186])" office:value-type="float" office:value="3009.1128879" calcext:value-type="float">
            <text:p>3009,1128879</text:p>
          </table:table-cell>
        </table:table-row>
        <table:table-row table:style-name="ro1">
          <table:table-cell office:value-type="string" calcext:value-type="string">
            <text:p>2023-01-07 16:56:02</text:p>
          </table:table-cell>
          <table:table-cell office:value-type="float" office:value="2893.012" calcext:value-type="float">
            <text:p>2893,01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.00781" calcext:value-type="float">
            <text:p>27,00781</text:p>
          </table:table-cell>
          <table:table-cell/>
          <table:table-cell table:formula="of:=SUM([.B187:.G187])" office:value-type="float" office:value="2991.1558879" calcext:value-type="float">
            <text:p>2991,1558879</text:p>
          </table:table-cell>
        </table:table-row>
        <table:table-row table:style-name="ro1">
          <table:table-cell office:value-type="string" calcext:value-type="string">
            <text:p>2023-01-07 16:56:01</text:p>
          </table:table-cell>
          <table:table-cell office:value-type="float" office:value="2895.145" calcext:value-type="float">
            <text:p>2895,1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.66406" calcext:value-type="float">
            <text:p>23,66406</text:p>
          </table:table-cell>
          <table:table-cell/>
          <table:table-cell table:formula="of:=SUM([.B188:.G188])" office:value-type="float" office:value="2989.9451379" calcext:value-type="float">
            <text:p>2989,9451379</text:p>
          </table:table-cell>
        </table:table-row>
        <table:table-row table:style-name="ro1">
          <table:table-cell office:value-type="string" calcext:value-type="string">
            <text:p>2023-01-07 16:56:00</text:p>
          </table:table-cell>
          <table:table-cell office:value-type="float" office:value="2864.574" calcext:value-type="float">
            <text:p>2864,57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.37891" calcext:value-type="float">
            <text:p>22,37891</text:p>
          </table:table-cell>
          <table:table-cell/>
          <table:table-cell table:formula="of:=SUM([.B189:.G189])" office:value-type="float" office:value="2958.0889879" calcext:value-type="float">
            <text:p>2958,0889879</text:p>
          </table:table-cell>
        </table:table-row>
        <table:table-row table:style-name="ro1">
          <table:table-cell office:value-type="string" calcext:value-type="string">
            <text:p>2023-01-07 16:55:59</text:p>
          </table:table-cell>
          <table:table-cell office:value-type="float" office:value="2845.695" calcext:value-type="float">
            <text:p>2845,69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.730469" calcext:value-type="float">
            <text:p>16,730469</text:p>
          </table:table-cell>
          <table:table-cell/>
          <table:table-cell table:formula="of:=SUM([.B190:.G190])" office:value-type="float" office:value="2933.5615469" calcext:value-type="float">
            <text:p>2933,5615469</text:p>
          </table:table-cell>
        </table:table-row>
        <table:table-row table:style-name="ro1">
          <table:table-cell office:value-type="string" calcext:value-type="string">
            <text:p>2023-01-07 16:55:58</text:p>
          </table:table-cell>
          <table:table-cell office:value-type="float" office:value="2850.926" calcext:value-type="float">
            <text:p>2850,92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1:.G191])" office:value-type="float" office:value="2933.1987969" calcext:value-type="float">
            <text:p>2933,1987969</text:p>
          </table:table-cell>
        </table:table-row>
        <table:table-row table:style-name="ro1">
          <table:table-cell office:value-type="string" calcext:value-type="string">
            <text:p>2023-01-07 16:55:57</text:p>
          </table:table-cell>
          <table:table-cell office:value-type="float" office:value="2850.883" calcext:value-type="float">
            <text:p>2850,88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2:.G192])" office:value-type="float" office:value="2933.1557969" calcext:value-type="float">
            <text:p>2933,1557969</text:p>
          </table:table-cell>
        </table:table-row>
        <table:table-row table:style-name="ro1">
          <table:table-cell office:value-type="string" calcext:value-type="string">
            <text:p>2023-01-07 16:55:56</text:p>
          </table:table-cell>
          <table:table-cell office:value-type="float" office:value="2851.066" calcext:value-type="float">
            <text:p>2851,06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3:.G193])" office:value-type="float" office:value="2933.3387969" calcext:value-type="float">
            <text:p>2933,3387969</text:p>
          </table:table-cell>
        </table:table-row>
        <table:table-row table:style-name="ro1">
          <table:table-cell office:value-type="string" calcext:value-type="string">
            <text:p>2023-01-07 16:55:55</text:p>
          </table:table-cell>
          <table:table-cell office:value-type="float" office:value="2851.031" calcext:value-type="float">
            <text:p>2851,03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4:.G194])" office:value-type="float" office:value="2933.3037969" calcext:value-type="float">
            <text:p>2933,3037969</text:p>
          </table:table-cell>
        </table:table-row>
        <table:table-row table:style-name="ro1">
          <table:table-cell office:value-type="string" calcext:value-type="string">
            <text:p>2023-01-07 16:55:54</text:p>
          </table:table-cell>
          <table:table-cell office:value-type="float" office:value="2830.285" calcext:value-type="float">
            <text:p>2830,28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5:.G195])" office:value-type="float" office:value="2912.5577969" calcext:value-type="float">
            <text:p>2912,5577969</text:p>
          </table:table-cell>
        </table:table-row>
        <table:table-row table:style-name="ro1">
          <table:table-cell office:value-type="string" calcext:value-type="string">
            <text:p>2023-01-07 16:55:53</text:p>
          </table:table-cell>
          <table:table-cell office:value-type="float" office:value="2835.461" calcext:value-type="float">
            <text:p>2835,46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6:.G196])" office:value-type="float" office:value="2917.7337969" calcext:value-type="float">
            <text:p>2917,7337969</text:p>
          </table:table-cell>
        </table:table-row>
        <table:table-row table:style-name="ro1">
          <table:table-cell office:value-type="string" calcext:value-type="string">
            <text:p>2023-01-07 16:55:52</text:p>
          </table:table-cell>
          <table:table-cell office:value-type="float" office:value="2799.293" calcext:value-type="float">
            <text:p>2799,2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.136719" calcext:value-type="float">
            <text:p>11,136719</text:p>
          </table:table-cell>
          <table:table-cell/>
          <table:table-cell table:formula="of:=SUM([.B197:.G197])" office:value-type="float" office:value="2881.5657969" calcext:value-type="float">
            <text:p>2881,5657969</text:p>
          </table:table-cell>
        </table:table-row>
        <table:table-row table:style-name="ro1">
          <table:table-cell office:value-type="string" calcext:value-type="string">
            <text:p>2023-01-07 16:55:51</text:p>
          </table:table-cell>
          <table:table-cell office:value-type="float" office:value="2763.367" calcext:value-type="float">
            <text:p>2763,36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.31641" calcext:value-type="float">
            <text:p>24,31641</text:p>
          </table:table-cell>
          <table:table-cell/>
          <table:table-cell table:formula="of:=SUM([.B198:.G198])" office:value-type="float" office:value="2858.8194879" calcext:value-type="float">
            <text:p>2858,8194879</text:p>
          </table:table-cell>
        </table:table-row>
        <table:table-row table:style-name="ro1">
          <table:table-cell office:value-type="string" calcext:value-type="string">
            <text:p>2023-01-07 16:55:50</text:p>
          </table:table-cell>
          <table:table-cell office:value-type="float" office:value="2763.367" calcext:value-type="float">
            <text:p>2763,36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.31641" calcext:value-type="float">
            <text:p>24,31641</text:p>
          </table:table-cell>
          <table:table-cell/>
          <table:table-cell table:formula="of:=SUM([.B199:.G199])" office:value-type="float" office:value="2858.8194879" calcext:value-type="float">
            <text:p>2858,8194879</text:p>
          </table:table-cell>
        </table:table-row>
        <table:table-row table:style-name="ro1">
          <table:table-cell office:value-type="string" calcext:value-type="string">
            <text:p>2023-01-07 16:55:49</text:p>
          </table:table-cell>
          <table:table-cell office:value-type="float" office:value="2763.367" calcext:value-type="float">
            <text:p>2763,36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.31641" calcext:value-type="float">
            <text:p>24,31641</text:p>
          </table:table-cell>
          <table:table-cell/>
          <table:table-cell table:formula="of:=SUM([.B200:.G200])" office:value-type="float" office:value="2858.8194879" calcext:value-type="float">
            <text:p>2858,8194879</text:p>
          </table:table-cell>
        </table:table-row>
        <table:table-row table:style-name="ro1">
          <table:table-cell office:value-type="string" calcext:value-type="string">
            <text:p>2023-01-07 16:55:48</text:p>
          </table:table-cell>
          <table:table-cell office:value-type="float" office:value="2689.094" calcext:value-type="float">
            <text:p>2689,09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1.98828" calcext:value-type="float">
            <text:p>31,98828</text:p>
          </table:table-cell>
          <table:table-cell/>
          <table:table-cell table:formula="of:=SUM([.B201:.G201])" office:value-type="float" office:value="2792.2183579" calcext:value-type="float">
            <text:p>2792,2183579</text:p>
          </table:table-cell>
        </table:table-row>
        <table:table-row table:style-name="ro1">
          <table:table-cell office:value-type="string" calcext:value-type="string">
            <text:p>2023-01-07 16:55:47</text:p>
          </table:table-cell>
          <table:table-cell office:value-type="float" office:value="2689.09" calcext:value-type="float">
            <text:p>2689,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1.98828" calcext:value-type="float">
            <text:p>31,98828</text:p>
          </table:table-cell>
          <table:table-cell/>
          <table:table-cell table:formula="of:=SUM([.B202:.G202])" office:value-type="float" office:value="2792.2143579" calcext:value-type="float">
            <text:p>2792,2143579</text:p>
          </table:table-cell>
        </table:table-row>
        <table:table-row table:style-name="ro1">
          <table:table-cell office:value-type="string" calcext:value-type="string">
            <text:p>2023-01-07 16:55:46</text:p>
          </table:table-cell>
          <table:table-cell office:value-type="float" office:value="2644.93" calcext:value-type="float">
            <text:p>2644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547" calcext:value-type="float">
            <text:p>0,71445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.41016" calcext:value-type="float">
            <text:p>33,41016</text:p>
          </table:table-cell>
          <table:table-cell/>
          <table:table-cell table:formula="of:=SUM([.B203:.G203])" office:value-type="float" office:value="2747.4764897" calcext:value-type="float">
            <text:p>2747,4764897</text:p>
          </table:table-cell>
        </table:table-row>
        <table:table-row table:style-name="ro1">
          <table:table-cell office:value-type="string" calcext:value-type="string">
            <text:p>2023-01-07 16:55:45</text:p>
          </table:table-cell>
          <table:table-cell office:value-type="float" office:value="2644.93" calcext:value-type="float">
            <text:p>2644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547" calcext:value-type="float">
            <text:p>0,71445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.41016" calcext:value-type="float">
            <text:p>33,41016</text:p>
          </table:table-cell>
          <table:table-cell/>
          <table:table-cell table:formula="of:=SUM([.B204:.G204])" office:value-type="float" office:value="2747.4764897" calcext:value-type="float">
            <text:p>2747,4764897</text:p>
          </table:table-cell>
        </table:table-row>
        <table:table-row table:style-name="ro1">
          <table:table-cell office:value-type="string" calcext:value-type="string">
            <text:p>2023-01-07 16:55:44</text:p>
          </table:table-cell>
          <table:table-cell office:value-type="float" office:value="2647.496" calcext:value-type="float">
            <text:p>2647,49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.41016" calcext:value-type="float">
            <text:p>33,41016</text:p>
          </table:table-cell>
          <table:table-cell/>
          <table:table-cell table:formula="of:=SUM([.B205:.G205])" office:value-type="float" office:value="2750.0422379" calcext:value-type="float">
            <text:p>2750,0422379</text:p>
          </table:table-cell>
        </table:table-row>
        <table:table-row table:style-name="ro1">
          <table:table-cell office:value-type="string" calcext:value-type="string">
            <text:p>2023-01-07 16:55:43</text:p>
          </table:table-cell>
          <table:table-cell office:value-type="float" office:value="2647.488" calcext:value-type="float">
            <text:p>2647,48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4547" calcext:value-type="float">
            <text:p>0,71445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.41016" calcext:value-type="float">
            <text:p>33,41016</text:p>
          </table:table-cell>
          <table:table-cell/>
          <table:table-cell table:formula="of:=SUM([.B206:.G206])" office:value-type="float" office:value="2750.0344897" calcext:value-type="float">
            <text:p>2750,0344897</text:p>
          </table:table-cell>
        </table:table-row>
        <table:table-row table:style-name="ro1">
          <table:table-cell office:value-type="string" calcext:value-type="string">
            <text:p>2023-01-07 16:55:42</text:p>
          </table:table-cell>
          <table:table-cell office:value-type="float" office:value="2647.406" calcext:value-type="float">
            <text:p>2647,40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2029" calcext:value-type="float">
            <text:p>0,71420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.41016" calcext:value-type="float">
            <text:p>33,41016</text:p>
          </table:table-cell>
          <table:table-cell/>
          <table:table-cell table:formula="of:=SUM([.B207:.G207])" office:value-type="float" office:value="2749.9522379" calcext:value-type="float">
            <text:p>2749,9522379</text:p>
          </table:table-cell>
        </table:table-row>
        <table:table-row table:style-name="ro1">
          <table:table-cell office:value-type="string" calcext:value-type="string">
            <text:p>2023-01-07 16:55:41</text:p>
          </table:table-cell>
          <table:table-cell office:value-type="float" office:value="2563.078" calcext:value-type="float">
            <text:p>2563,07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47064" calcext:value-type="float">
            <text:p>0,714706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.34375" calcext:value-type="float">
            <text:p>31,34375</text:p>
          </table:table-cell>
          <table:table-cell/>
          <table:table-cell table:formula="of:=SUM([.B208:.G208])" office:value-type="float" office:value="2663.5583314" calcext:value-type="float">
            <text:p>2663,5583314</text:p>
          </table:table-cell>
        </table:table-row>
        <table:table-row table:style-name="ro1">
          <table:table-cell office:value-type="string" calcext:value-type="string">
            <text:p>2023-01-07 16:55:40</text:p>
          </table:table-cell>
          <table:table-cell office:value-type="float" office:value="708.6055" calcext:value-type="float">
            <text:p>708,605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223434" calcext:value-type="float">
            <text:p>0,72234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.92969" calcext:value-type="float">
            <text:p>27,92969</text:p>
          </table:table-cell>
          <table:table-cell/>
          <table:table-cell table:formula="of:=SUM([.B209:.G209])" office:value-type="float" office:value="805.6950334" calcext:value-type="float">
            <text:p>805,6950334</text:p>
          </table:table-cell>
        </table:table-row>
        <table:table-row table:style-name="ro1">
          <table:table-cell office:value-type="string" calcext:value-type="string">
            <text:p>2023-01-07 16:55:3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0:.G210])" office:value-type="float" office:value="40.2741699" calcext:value-type="float">
            <text:p>40,2741699</text:p>
          </table:table-cell>
        </table:table-row>
        <table:table-row table:style-name="ro1">
          <table:table-cell office:value-type="string" calcext:value-type="string">
            <text:p>2023-01-07 16:55:3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1:.G211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2:.G212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3:.G213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4:.G214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5:.G215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6:.G216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7:.G217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8:.G218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3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19:.G219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0:.G220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1:.G221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2:.G222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3:.G223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4:.G224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5:.G225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6:.G226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7:.G227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8:.G228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2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29:.G229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0:.G230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1:.G231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2:.G232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3:.G233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4:.G234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5:.G235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6:.G236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7:.G237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8:.G238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1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39:.G239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0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0:.G240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0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1:.G241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0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04199" calcext:value-type="float">
            <text:p>0,430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2:.G242])" office:value-type="float" office:value="40.2702637" calcext:value-type="float">
            <text:p>40,2702637</text:p>
          </table:table-cell>
        </table:table-row>
        <table:table-row table:style-name="ro1">
          <table:table-cell office:value-type="string" calcext:value-type="string">
            <text:p>2023-01-07 16:55:06</text:p>
          </table:table-cell>
          <table:table-cell office:value-type="float" office:value="2814.023" calcext:value-type="float">
            <text:p>2814,02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3:.G243])" office:value-type="float" office:value="2924.7519581" calcext:value-type="float">
            <text:p>2924,7519581</text:p>
          </table:table-cell>
        </table:table-row>
        <table:table-row table:style-name="ro1">
          <table:table-cell office:value-type="string" calcext:value-type="string">
            <text:p>2023-01-07 16:55:05</text:p>
          </table:table-cell>
          <table:table-cell office:value-type="float" office:value="2820.02" calcext:value-type="float">
            <text:p>2820,0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4:.G244])" office:value-type="float" office:value="2930.7489581" calcext:value-type="float">
            <text:p>2930,7489581</text:p>
          </table:table-cell>
        </table:table-row>
        <table:table-row table:style-name="ro1">
          <table:table-cell office:value-type="string" calcext:value-type="string">
            <text:p>2023-01-07 16:55:04</text:p>
          </table:table-cell>
          <table:table-cell office:value-type="float" office:value="2830.52" calcext:value-type="float">
            <text:p>2830,5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5:.G245])" office:value-type="float" office:value="2941.2489581" calcext:value-type="float">
            <text:p>2941,2489581</text:p>
          </table:table-cell>
        </table:table-row>
        <table:table-row table:style-name="ro1">
          <table:table-cell office:value-type="string" calcext:value-type="string">
            <text:p>2023-01-07 16:55:03</text:p>
          </table:table-cell>
          <table:table-cell office:value-type="float" office:value="2846.254" calcext:value-type="float">
            <text:p>2846,25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6:.G246])" office:value-type="float" office:value="2956.9829581" calcext:value-type="float">
            <text:p>2956,9829581</text:p>
          </table:table-cell>
        </table:table-row>
        <table:table-row table:style-name="ro1">
          <table:table-cell office:value-type="string" calcext:value-type="string">
            <text:p>2023-01-07 16:55:02</text:p>
          </table:table-cell>
          <table:table-cell office:value-type="float" office:value="2850.754" calcext:value-type="float">
            <text:p>2850,75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7:.G247])" office:value-type="float" office:value="2961.4829581" calcext:value-type="float">
            <text:p>2961,4829581</text:p>
          </table:table-cell>
        </table:table-row>
        <table:table-row table:style-name="ro1">
          <table:table-cell office:value-type="string" calcext:value-type="string">
            <text:p>2023-01-07 16:55:01</text:p>
          </table:table-cell>
          <table:table-cell office:value-type="float" office:value="2850.719" calcext:value-type="float">
            <text:p>2850,71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8:.G248])" office:value-type="float" office:value="2961.4479581" calcext:value-type="float">
            <text:p>2961,4479581</text:p>
          </table:table-cell>
        </table:table-row>
        <table:table-row table:style-name="ro1">
          <table:table-cell office:value-type="string" calcext:value-type="string">
            <text:p>2023-01-07 16:55:00</text:p>
          </table:table-cell>
          <table:table-cell office:value-type="float" office:value="2830.117" calcext:value-type="float">
            <text:p>2830,11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49:.G249])" office:value-type="float" office:value="2940.8459581" calcext:value-type="float">
            <text:p>2940,8459581</text:p>
          </table:table-cell>
        </table:table-row>
        <table:table-row table:style-name="ro1">
          <table:table-cell office:value-type="string" calcext:value-type="string">
            <text:p>2023-01-07 16:54:59</text:p>
          </table:table-cell>
          <table:table-cell office:value-type="float" office:value="2830.105" calcext:value-type="float">
            <text:p>2830,10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0:.G250])" office:value-type="float" office:value="2940.8339581" calcext:value-type="float">
            <text:p>2940,8339581</text:p>
          </table:table-cell>
        </table:table-row>
        <table:table-row table:style-name="ro1">
          <table:table-cell office:value-type="string" calcext:value-type="string">
            <text:p>2023-01-07 16:54:58</text:p>
          </table:table-cell>
          <table:table-cell office:value-type="float" office:value="2836.844" calcext:value-type="float">
            <text:p>2836,84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1:.G251])" office:value-type="float" office:value="2947.5729581" calcext:value-type="float">
            <text:p>2947,5729581</text:p>
          </table:table-cell>
        </table:table-row>
        <table:table-row table:style-name="ro1">
          <table:table-cell office:value-type="string" calcext:value-type="string">
            <text:p>2023-01-07 16:54:57</text:p>
          </table:table-cell>
          <table:table-cell office:value-type="float" office:value="2841.34" calcext:value-type="float">
            <text:p>2841,3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2:.G252])" office:value-type="float" office:value="2952.0689581" calcext:value-type="float">
            <text:p>2952,0689581</text:p>
          </table:table-cell>
        </table:table-row>
        <table:table-row table:style-name="ro1">
          <table:table-cell office:value-type="string" calcext:value-type="string">
            <text:p>2023-01-07 16:54:56</text:p>
          </table:table-cell>
          <table:table-cell office:value-type="float" office:value="2842.832" calcext:value-type="float">
            <text:p>2842,83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3:.G253])" office:value-type="float" office:value="2953.5609581" calcext:value-type="float">
            <text:p>2953,5609581</text:p>
          </table:table-cell>
        </table:table-row>
        <table:table-row table:style-name="ro1">
          <table:table-cell office:value-type="string" calcext:value-type="string">
            <text:p>2023-01-07 16:54:55</text:p>
          </table:table-cell>
          <table:table-cell office:value-type="float" office:value="2831.234" calcext:value-type="float">
            <text:p>2831,23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4:.G254])" office:value-type="float" office:value="2941.9629581" calcext:value-type="float">
            <text:p>2941,9629581</text:p>
          </table:table-cell>
        </table:table-row>
        <table:table-row table:style-name="ro1">
          <table:table-cell office:value-type="string" calcext:value-type="string">
            <text:p>2023-01-07 16:54:54</text:p>
          </table:table-cell>
          <table:table-cell office:value-type="float" office:value="2809.598" calcext:value-type="float">
            <text:p>2809,5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5:.G255])" office:value-type="float" office:value="2920.3269581" calcext:value-type="float">
            <text:p>2920,3269581</text:p>
          </table:table-cell>
        </table:table-row>
        <table:table-row table:style-name="ro1">
          <table:table-cell office:value-type="string" calcext:value-type="string">
            <text:p>2023-01-07 16:54:53</text:p>
          </table:table-cell>
          <table:table-cell office:value-type="float" office:value="2817.832" calcext:value-type="float">
            <text:p>2817,83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6:.G256])" office:value-type="float" office:value="2928.5609581" calcext:value-type="float">
            <text:p>2928,5609581</text:p>
          </table:table-cell>
        </table:table-row>
        <table:table-row table:style-name="ro1">
          <table:table-cell office:value-type="string" calcext:value-type="string">
            <text:p>2023-01-07 16:54:52</text:p>
          </table:table-cell>
          <table:table-cell office:value-type="float" office:value="2792.371" calcext:value-type="float">
            <text:p>2792,37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7:.G257])" office:value-type="float" office:value="2899.0999581" calcext:value-type="float">
            <text:p>2899,0999581</text:p>
          </table:table-cell>
        </table:table-row>
        <table:table-row table:style-name="ro1">
          <table:table-cell office:value-type="string" calcext:value-type="string">
            <text:p>2023-01-07 16:54:51</text:p>
          </table:table-cell>
          <table:table-cell office:value-type="float" office:value="2817.113" calcext:value-type="float">
            <text:p>2817,11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8:.G258])" office:value-type="float" office:value="2923.8419581" calcext:value-type="float">
            <text:p>2923,8419581</text:p>
          </table:table-cell>
        </table:table-row>
        <table:table-row table:style-name="ro1">
          <table:table-cell office:value-type="string" calcext:value-type="string">
            <text:p>2023-01-07 16:54:50</text:p>
          </table:table-cell>
          <table:table-cell office:value-type="float" office:value="2825.359" calcext:value-type="float">
            <text:p>2825,35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59:.G259])" office:value-type="float" office:value="2932.0879581" calcext:value-type="float">
            <text:p>2932,0879581</text:p>
          </table:table-cell>
        </table:table-row>
        <table:table-row table:style-name="ro1">
          <table:table-cell office:value-type="string" calcext:value-type="string">
            <text:p>2023-01-07 16:54:49</text:p>
          </table:table-cell>
          <table:table-cell office:value-type="float" office:value="2833.602" calcext:value-type="float">
            <text:p>2833,60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0:.G260])" office:value-type="float" office:value="2940.3309581" calcext:value-type="float">
            <text:p>2940,3309581</text:p>
          </table:table-cell>
        </table:table-row>
        <table:table-row table:style-name="ro1">
          <table:table-cell office:value-type="string" calcext:value-type="string">
            <text:p>2023-01-07 16:54:48</text:p>
          </table:table-cell>
          <table:table-cell office:value-type="float" office:value="2869.578" calcext:value-type="float">
            <text:p>2869,57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5849" calcext:value-type="float">
            <text:p>0,713584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1:.G261])" office:value-type="float" office:value="2976.3072099" calcext:value-type="float">
            <text:p>2976,3072099</text:p>
          </table:table-cell>
        </table:table-row>
        <table:table-row table:style-name="ro1">
          <table:table-cell office:value-type="string" calcext:value-type="string">
            <text:p>2023-01-07 16:54:47</text:p>
          </table:table-cell>
          <table:table-cell office:value-type="float" office:value="2835.051" calcext:value-type="float">
            <text:p>2835,05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2:.G262])" office:value-type="float" office:value="2941.7799581" calcext:value-type="float">
            <text:p>2941,7799581</text:p>
          </table:table-cell>
        </table:table-row>
        <table:table-row table:style-name="ro1">
          <table:table-cell office:value-type="string" calcext:value-type="string">
            <text:p>2023-01-07 16:54:46</text:p>
          </table:table-cell>
          <table:table-cell office:value-type="float" office:value="2825.16" calcext:value-type="float">
            <text:p>2825,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3:.G263])" office:value-type="float" office:value="2931.8889581" calcext:value-type="float">
            <text:p>2931,8889581</text:p>
          </table:table-cell>
        </table:table-row>
        <table:table-row table:style-name="ro1">
          <table:table-cell office:value-type="string" calcext:value-type="string">
            <text:p>2023-01-07 16:54:45</text:p>
          </table:table-cell>
          <table:table-cell office:value-type="float" office:value="2828.094" calcext:value-type="float">
            <text:p>2828,09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4:.G264])" office:value-type="float" office:value="2934.8229581" calcext:value-type="float">
            <text:p>2934,8229581</text:p>
          </table:table-cell>
        </table:table-row>
        <table:table-row table:style-name="ro1">
          <table:table-cell office:value-type="string" calcext:value-type="string">
            <text:p>2023-01-07 16:54:44</text:p>
          </table:table-cell>
          <table:table-cell office:value-type="float" office:value="2828.004" calcext:value-type="float">
            <text:p>2828,00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5:.G265])" office:value-type="float" office:value="2934.7329581" calcext:value-type="float">
            <text:p>2934,7329581</text:p>
          </table:table-cell>
        </table:table-row>
        <table:table-row table:style-name="ro1">
          <table:table-cell office:value-type="string" calcext:value-type="string">
            <text:p>2023-01-07 16:54:43</text:p>
          </table:table-cell>
          <table:table-cell office:value-type="float" office:value="2797.109" calcext:value-type="float">
            <text:p>2797,1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6:.G266])" office:value-type="float" office:value="2903.8379581" calcext:value-type="float">
            <text:p>2903,8379581</text:p>
          </table:table-cell>
        </table:table-row>
        <table:table-row table:style-name="ro1">
          <table:table-cell office:value-type="string" calcext:value-type="string">
            <text:p>2023-01-07 16:54:42</text:p>
          </table:table-cell>
          <table:table-cell office:value-type="float" office:value="2797.109" calcext:value-type="float">
            <text:p>2797,1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7:.G267])" office:value-type="float" office:value="2903.8379581" calcext:value-type="float">
            <text:p>2903,8379581</text:p>
          </table:table-cell>
        </table:table-row>
        <table:table-row table:style-name="ro1">
          <table:table-cell office:value-type="string" calcext:value-type="string">
            <text:p>2023-01-07 16:54:41</text:p>
          </table:table-cell>
          <table:table-cell office:value-type="float" office:value="2748.93" calcext:value-type="float">
            <text:p>2748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8:.G268])" office:value-type="float" office:value="2855.6589581" calcext:value-type="float">
            <text:p>2855,6589581</text:p>
          </table:table-cell>
        </table:table-row>
        <table:table-row table:style-name="ro1">
          <table:table-cell office:value-type="string" calcext:value-type="string">
            <text:p>2023-01-07 16:54:40</text:p>
          </table:table-cell>
          <table:table-cell office:value-type="float" office:value="2748.93" calcext:value-type="float">
            <text:p>2748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69:.G269])" office:value-type="float" office:value="2855.6589581" calcext:value-type="float">
            <text:p>2855,6589581</text:p>
          </table:table-cell>
        </table:table-row>
        <table:table-row table:style-name="ro1">
          <table:table-cell office:value-type="string" calcext:value-type="string">
            <text:p>2023-01-07 16:54:39</text:p>
          </table:table-cell>
          <table:table-cell office:value-type="float" office:value="2748.93" calcext:value-type="float">
            <text:p>2748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0:.G270])" office:value-type="float" office:value="2855.6589581" calcext:value-type="float">
            <text:p>2855,6589581</text:p>
          </table:table-cell>
        </table:table-row>
        <table:table-row table:style-name="ro1">
          <table:table-cell office:value-type="string" calcext:value-type="string">
            <text:p>2023-01-07 16:54:38</text:p>
          </table:table-cell>
          <table:table-cell office:value-type="float" office:value="2748.93" calcext:value-type="float">
            <text:p>2748,9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1:.G271])" office:value-type="float" office:value="2855.6589581" calcext:value-type="float">
            <text:p>2855,6589581</text:p>
          </table:table-cell>
        </table:table-row>
        <table:table-row table:style-name="ro1">
          <table:table-cell office:value-type="string" calcext:value-type="string">
            <text:p>2023-01-07 16:54:37</text:p>
          </table:table-cell>
          <table:table-cell office:value-type="float" office:value="2748.891" calcext:value-type="float">
            <text:p>2748,89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2:.G272])" office:value-type="float" office:value="2855.6199581" calcext:value-type="float">
            <text:p>2855,6199581</text:p>
          </table:table-cell>
        </table:table-row>
        <table:table-row table:style-name="ro1">
          <table:table-cell office:value-type="string" calcext:value-type="string">
            <text:p>2023-01-07 16:54:36</text:p>
          </table:table-cell>
          <table:table-cell office:value-type="float" office:value="2713.461" calcext:value-type="float">
            <text:p>2713,46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3:.G273])" office:value-type="float" office:value="2820.1899581" calcext:value-type="float">
            <text:p>2820,1899581</text:p>
          </table:table-cell>
        </table:table-row>
        <table:table-row table:style-name="ro1">
          <table:table-cell office:value-type="string" calcext:value-type="string">
            <text:p>2023-01-07 16:54:35</text:p>
          </table:table-cell>
          <table:table-cell office:value-type="float" office:value="2661.273" calcext:value-type="float">
            <text:p>2661,27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5849" calcext:value-type="float">
            <text:p>0,713584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4:.G274])" office:value-type="float" office:value="2768.0022099" calcext:value-type="float">
            <text:p>2768,0022099</text:p>
          </table:table-cell>
        </table:table-row>
        <table:table-row table:style-name="ro1">
          <table:table-cell office:value-type="string" calcext:value-type="string">
            <text:p>2023-01-07 16:54:34</text:p>
          </table:table-cell>
          <table:table-cell office:value-type="float" office:value="2621.113" calcext:value-type="float">
            <text:p>2621,11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5:.G275])" office:value-type="float" office:value="2727.8419581" calcext:value-type="float">
            <text:p>2727,8419581</text:p>
          </table:table-cell>
        </table:table-row>
        <table:table-row table:style-name="ro1">
          <table:table-cell office:value-type="string" calcext:value-type="string">
            <text:p>2023-01-07 16:54:33</text:p>
          </table:table-cell>
          <table:table-cell office:value-type="float" office:value="2578.957" calcext:value-type="float">
            <text:p>2578,9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5849" calcext:value-type="float">
            <text:p>0,713584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6:.G276])" office:value-type="float" office:value="2685.6862099" calcext:value-type="float">
            <text:p>2685,6862099</text:p>
          </table:table-cell>
        </table:table-row>
        <table:table-row table:style-name="ro1">
          <table:table-cell office:value-type="string" calcext:value-type="string">
            <text:p>2023-01-07 16:54:32</text:p>
          </table:table-cell>
          <table:table-cell office:value-type="float" office:value="2578.945" calcext:value-type="float">
            <text:p>2578,9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7:.G277])" office:value-type="float" office:value="2685.6739581" calcext:value-type="float">
            <text:p>2685,6739581</text:p>
          </table:table-cell>
        </table:table-row>
        <table:table-row table:style-name="ro1">
          <table:table-cell office:value-type="string" calcext:value-type="string">
            <text:p>2023-01-07 16:54:31</text:p>
          </table:table-cell>
          <table:table-cell office:value-type="float" office:value="2499.098" calcext:value-type="float">
            <text:p>2499,0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8:.G278])" office:value-type="float" office:value="2605.8269581" calcext:value-type="float">
            <text:p>2605,8269581</text:p>
          </table:table-cell>
        </table:table-row>
        <table:table-row table:style-name="ro1">
          <table:table-cell office:value-type="string" calcext:value-type="string">
            <text:p>2023-01-07 16:54:30</text:p>
          </table:table-cell>
          <table:table-cell office:value-type="float" office:value="2499.094" calcext:value-type="float">
            <text:p>2499,09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.59375" calcext:value-type="float">
            <text:p>39,59375</text:p>
          </table:table-cell>
          <table:table-cell/>
          <table:table-cell table:formula="of:=SUM([.B279:.G279])" office:value-type="float" office:value="2605.8229581" calcext:value-type="float">
            <text:p>2605,8229581</text:p>
          </table:table-cell>
        </table:table-row>
        <table:table-row table:style-name="ro1">
          <table:table-cell office:value-type="string" calcext:value-type="string">
            <text:p>2023-01-07 16:54:29</text:p>
          </table:table-cell>
          <table:table-cell office:value-type="float" office:value="2366.582" calcext:value-type="float">
            <text:p>2366,58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.125" calcext:value-type="float">
            <text:p>41,125</text:p>
          </table:table-cell>
          <table:table-cell/>
          <table:table-cell table:formula="of:=SUM([.B280:.G280])" office:value-type="float" office:value="2474.8422081" calcext:value-type="float">
            <text:p>2474,8422081</text:p>
          </table:table-cell>
        </table:table-row>
        <table:table-row table:style-name="ro1">
          <table:table-cell office:value-type="string" calcext:value-type="string">
            <text:p>2023-01-07 16:54:28</text:p>
          </table:table-cell>
          <table:table-cell office:value-type="float" office:value="2245.668" calcext:value-type="float">
            <text:p>2245,66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.125" calcext:value-type="float">
            <text:p>41,125</text:p>
          </table:table-cell>
          <table:table-cell/>
          <table:table-cell table:formula="of:=SUM([.B281:.G281])" office:value-type="float" office:value="2353.9282081" calcext:value-type="float">
            <text:p>2353,9282081</text:p>
          </table:table-cell>
        </table:table-row>
        <table:table-row table:style-name="ro1">
          <table:table-cell office:value-type="string" calcext:value-type="string">
            <text:p>2023-01-07 16:54:27</text:p>
          </table:table-cell>
          <table:table-cell office:value-type="float" office:value="1830.727" calcext:value-type="float">
            <text:p>1830,72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133331" calcext:value-type="float">
            <text:p>0,713333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.125" calcext:value-type="float">
            <text:p>41,125</text:p>
          </table:table-cell>
          <table:table-cell/>
          <table:table-cell table:formula="of:=SUM([.B282:.G282])" office:value-type="float" office:value="1938.9872081" calcext:value-type="float">
            <text:p>1938,9872081</text:p>
          </table:table-cell>
        </table:table-row>
        <table:table-row table:style-name="ro1">
          <table:table-cell office:value-type="string" calcext:value-type="string">
            <text:p>2023-01-07 16:54:2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3:.G283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4:.G284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5:.G285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6:.G286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7:.G287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8:.G288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2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89:.G289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0:.G290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1:.G291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2:.G292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3:.G293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4:.G294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5:.G295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6:.G296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7:.G297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8:.G298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1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299:.G299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0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300:.G300])" office:value-type="float" office:value="38.366605" calcext:value-type="float">
            <text:p>38,366605</text:p>
          </table:table-cell>
        </table:table-row>
        <table:table-row table:style-name="ro1">
          <table:table-cell office:value-type="string" calcext:value-type="string">
            <text:p>2023-01-07 16:54:0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291" calcext:value-type="float">
            <text:p>0,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7188" calcext:value-type="float">
            <text:p>37,67188</text:p>
          </table:table-cell>
          <table:table-cell/>
          <table:table-cell table:formula="of:=SUM([.B301:.G301])" office:value-type="float" office:value="38.366605" calcext:value-type="float">
            <text:p>38,366605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6"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2924.7519581" calcext:value-type="float">
            <text:p>2924,7519581</text:p>
          </table:table-cell>
          <table:table-cell office:value-type="float" office:value="3067.8818879" calcext:value-type="float">
            <text:p>3067,8818879</text:p>
          </table:table-cell>
          <table:table-cell office:value-type="float" office:value="3016.7727074" calcext:value-type="float">
            <text:p>3016,7727074</text:p>
          </table:table-cell>
          <table:table-cell office:value-type="float" office:value="3197.0110049" calcext:value-type="float">
            <text:p>3197,0110049</text:p>
          </table:table-cell>
          <table:table-cell office:value-type="float" office:value="3217.069662" calcext:value-type="float">
            <text:p>3217,069662</text:p>
          </table:table-cell>
          <table:table-cell table:number-columns-repeated="6"/>
          <table:table-cell table:formula="of:=AVERAGE([.A47:.E47])" office:value-type="float" office:value="3108.00789442" calcext:value-type="float">
            <text:p>3108,00789442</text:p>
          </table:table-cell>
          <table:table-cell table:formula="of:=MAX([.A47:.E47])" office:value-type="float" office:value="3231.3630049" calcext:value-type="float">
            <text:p>3231,3630049</text:p>
          </table:table-cell>
          <table:table-cell/>
          <table:table-cell table:formula="of:=AVERAGE([.A2:.E41])" office:value-type="float" office:value="2891.95962536564" calcext:value-type="float">
            <text:p>2891,95962536564</text:p>
          </table:table-cell>
        </table:table-row>
        <table:table-row table:style-name="ro1">
          <table:table-cell office:value-type="float" office:value="2930.7489581" calcext:value-type="float">
            <text:p>2930,7489581</text:p>
          </table:table-cell>
          <table:table-cell office:value-type="float" office:value="3073.8078879" calcext:value-type="float">
            <text:p>3073,8078879</text:p>
          </table:table-cell>
          <table:table-cell office:value-type="float" office:value="2997.9637074" calcext:value-type="float">
            <text:p>2997,9637074</text:p>
          </table:table-cell>
          <table:table-cell office:value-type="float" office:value="3196.9610049" calcext:value-type="float">
            <text:p>3196,9610049</text:p>
          </table:table-cell>
          <table:table-cell office:value-type="float" office:value="3203.987662" calcext:value-type="float">
            <text:p>3203,987662</text:p>
          </table:table-cell>
          <table:table-cell table:number-columns-repeated="10"/>
        </table:table-row>
        <table:table-row table:style-name="ro1">
          <table:table-cell office:value-type="float" office:value="2941.2489581" calcext:value-type="float">
            <text:p>2941,2489581</text:p>
          </table:table-cell>
          <table:table-cell office:value-type="float" office:value="3078.9678879" calcext:value-type="float">
            <text:p>3078,9678879</text:p>
          </table:table-cell>
          <table:table-cell office:value-type="float" office:value="2991.3667074" calcext:value-type="float">
            <text:p>2991,3667074</text:p>
          </table:table-cell>
          <table:table-cell office:value-type="float" office:value="3208.9140049" calcext:value-type="float">
            <text:p>3208,9140049</text:p>
          </table:table-cell>
          <table:table-cell office:value-type="float" office:value="3204.5739138" calcext:value-type="float">
            <text:p>3204,5739138</text:p>
          </table:table-cell>
          <table:table-cell table:number-columns-repeated="10"/>
        </table:table-row>
        <table:table-row table:style-name="ro1">
          <table:table-cell office:value-type="float" office:value="2956.9829581" calcext:value-type="float">
            <text:p>2956,9829581</text:p>
          </table:table-cell>
          <table:table-cell office:value-type="float" office:value="3084.6598879" calcext:value-type="float">
            <text:p>3084,6598879</text:p>
          </table:table-cell>
          <table:table-cell office:value-type="float" office:value="2997.3667074" calcext:value-type="float">
            <text:p>2997,3667074</text:p>
          </table:table-cell>
          <table:table-cell office:value-type="float" office:value="3208.8980049" calcext:value-type="float">
            <text:p>3208,8980049</text:p>
          </table:table-cell>
          <table:table-cell office:value-type="float" office:value="3186.058662" calcext:value-type="float">
            <text:p>3186,058662</text:p>
          </table:table-cell>
          <table:table-cell table:number-columns-repeated="10"/>
        </table:table-row>
        <table:table-row table:style-name="ro1">
          <table:table-cell office:value-type="float" office:value="2961.4829581" calcext:value-type="float">
            <text:p>2961,4829581</text:p>
          </table:table-cell>
          <table:table-cell office:value-type="float" office:value="3085.9958879" calcext:value-type="float">
            <text:p>3085,9958879</text:p>
          </table:table-cell>
          <table:table-cell office:value-type="float" office:value="2988.5107074" calcext:value-type="float">
            <text:p>2988,5107074</text:p>
          </table:table-cell>
          <table:table-cell office:value-type="float" office:value="3197.9020049" calcext:value-type="float">
            <text:p>3197,9020049</text:p>
          </table:table-cell>
          <table:table-cell office:value-type="float" office:value="3187.819662" calcext:value-type="float">
            <text:p>3187,819662</text:p>
          </table:table-cell>
          <table:table-cell table:number-columns-repeated="10"/>
        </table:table-row>
        <table:table-row table:style-name="ro1">
          <table:table-cell office:value-type="float" office:value="2961.4479581" calcext:value-type="float">
            <text:p>2961,4479581</text:p>
          </table:table-cell>
          <table:table-cell office:value-type="float" office:value="3098.5268879" calcext:value-type="float">
            <text:p>3098,5268879</text:p>
          </table:table-cell>
          <table:table-cell office:value-type="float" office:value="2993.0037074" calcext:value-type="float">
            <text:p>2993,0037074</text:p>
          </table:table-cell>
          <table:table-cell office:value-type="float" office:value="3231.3630049" calcext:value-type="float">
            <text:p>3231,3630049</text:p>
          </table:table-cell>
          <table:table-cell office:value-type="float" office:value="3170.581662" calcext:value-type="float">
            <text:p>3170,581662</text:p>
          </table:table-cell>
          <table:table-cell table:number-columns-repeated="10"/>
        </table:table-row>
        <table:table-row table:style-name="ro1">
          <table:table-cell office:value-type="float" office:value="2940.8459581" calcext:value-type="float">
            <text:p>2940,8459581</text:p>
          </table:table-cell>
          <table:table-cell office:value-type="float" office:value="3086.1478879" calcext:value-type="float">
            <text:p>3086,1478879</text:p>
          </table:table-cell>
          <table:table-cell office:value-type="float" office:value="3004.9917074" calcext:value-type="float">
            <text:p>3004,9917074</text:p>
          </table:table-cell>
          <table:table-cell office:value-type="float" office:value="3211.0190049" calcext:value-type="float">
            <text:p>3211,0190049</text:p>
          </table:table-cell>
          <table:table-cell office:value-type="float" office:value="3170.851662" calcext:value-type="float">
            <text:p>3170,851662</text:p>
          </table:table-cell>
          <table:table-cell table:number-columns-repeated="10"/>
        </table:table-row>
        <table:table-row table:style-name="ro1">
          <table:table-cell office:value-type="float" office:value="2940.8339581" calcext:value-type="float">
            <text:p>2940,8339581</text:p>
          </table:table-cell>
          <table:table-cell office:value-type="float" office:value="3094.9528879" calcext:value-type="float">
            <text:p>3094,9528879</text:p>
          </table:table-cell>
          <table:table-cell office:value-type="float" office:value="3008.7417074" calcext:value-type="float">
            <text:p>3008,7417074</text:p>
          </table:table-cell>
          <table:table-cell office:value-type="float" office:value="3225.2540049" calcext:value-type="float">
            <text:p>3225,2540049</text:p>
          </table:table-cell>
          <table:table-cell office:value-type="float" office:value="3149.018662" calcext:value-type="float">
            <text:p>3149,018662</text:p>
          </table:table-cell>
          <table:table-cell table:number-columns-repeated="10"/>
        </table:table-row>
        <table:table-row table:style-name="ro1">
          <table:table-cell office:value-type="float" office:value="2947.5729581" calcext:value-type="float">
            <text:p>2947,5729581</text:p>
          </table:table-cell>
          <table:table-cell office:value-type="float" office:value="3078.2808879" calcext:value-type="float">
            <text:p>3078,2808879</text:p>
          </table:table-cell>
          <table:table-cell office:value-type="float" office:value="3008.7417074" calcext:value-type="float">
            <text:p>3008,7417074</text:p>
          </table:table-cell>
          <table:table-cell office:value-type="float" office:value="3207.9450049" calcext:value-type="float">
            <text:p>3207,9450049</text:p>
          </table:table-cell>
          <table:table-cell office:value-type="float" office:value="3149.018662" calcext:value-type="float">
            <text:p>3149,018662</text:p>
          </table:table-cell>
          <table:table-cell table:number-columns-repeated="10"/>
        </table:table-row>
        <table:table-row table:style-name="ro1">
          <table:table-cell office:value-type="float" office:value="2952.0689581" calcext:value-type="float">
            <text:p>2952,0689581</text:p>
          </table:table-cell>
          <table:table-cell office:value-type="float" office:value="3081.1948879" calcext:value-type="float">
            <text:p>3081,1948879</text:p>
          </table:table-cell>
          <table:table-cell office:value-type="float" office:value="3008.7377074" calcext:value-type="float">
            <text:p>3008,7377074</text:p>
          </table:table-cell>
          <table:table-cell office:value-type="float" office:value="3190.5740049" calcext:value-type="float">
            <text:p>3190,5740049</text:p>
          </table:table-cell>
          <table:table-cell office:value-type="float" office:value="3149.018662" calcext:value-type="float">
            <text:p>3149,018662</text:p>
          </table:table-cell>
          <table:table-cell table:number-columns-repeated="10"/>
        </table:table-row>
        <table:table-row table:style-name="ro1">
          <table:table-cell office:value-type="float" office:value="2953.5609581" calcext:value-type="float">
            <text:p>2953,5609581</text:p>
          </table:table-cell>
          <table:table-cell office:value-type="float" office:value="3063.7418879" calcext:value-type="float">
            <text:p>3063,7418879</text:p>
          </table:table-cell>
          <table:table-cell office:value-type="float" office:value="2982.6907074" calcext:value-type="float">
            <text:p>2982,6907074</text:p>
          </table:table-cell>
          <table:table-cell office:value-type="float" office:value="3196.5660049" calcext:value-type="float">
            <text:p>3196,5660049</text:p>
          </table:table-cell>
          <table:table-cell office:value-type="float" office:value="3148.979662" calcext:value-type="float">
            <text:p>3148,979662</text:p>
          </table:table-cell>
          <table:table-cell table:number-columns-repeated="10"/>
        </table:table-row>
        <table:table-row table:style-name="ro1">
          <table:table-cell office:value-type="float" office:value="2941.9629581" calcext:value-type="float">
            <text:p>2941,9629581</text:p>
          </table:table-cell>
          <table:table-cell office:value-type="float" office:value="3063.6708879" calcext:value-type="float">
            <text:p>3063,6708879</text:p>
          </table:table-cell>
          <table:table-cell office:value-type="float" office:value="2983.4327074" calcext:value-type="float">
            <text:p>2983,4327074</text:p>
          </table:table-cell>
          <table:table-cell office:value-type="float" office:value="3196.5500049" calcext:value-type="float">
            <text:p>3196,5500049</text:p>
          </table:table-cell>
          <table:table-cell office:value-type="float" office:value="3124.917662" calcext:value-type="float">
            <text:p>3124,917662</text:p>
          </table:table-cell>
          <table:table-cell table:number-columns-repeated="10"/>
        </table:table-row>
        <table:table-row table:style-name="ro1">
          <table:table-cell office:value-type="float" office:value="2920.3269581" calcext:value-type="float">
            <text:p>2920,3269581</text:p>
          </table:table-cell>
          <table:table-cell office:value-type="float" office:value="3017.6558879" calcext:value-type="float">
            <text:p>3017,6558879</text:p>
          </table:table-cell>
          <table:table-cell office:value-type="float" office:value="2957.0427074" calcext:value-type="float">
            <text:p>2957,0427074</text:p>
          </table:table-cell>
          <table:table-cell office:value-type="float" office:value="3196.5500049" calcext:value-type="float">
            <text:p>3196,5500049</text:p>
          </table:table-cell>
          <table:table-cell office:value-type="float" office:value="3124.917662" calcext:value-type="float">
            <text:p>3124,917662</text:p>
          </table:table-cell>
          <table:table-cell table:number-columns-repeated="10"/>
        </table:table-row>
        <table:table-row table:style-name="ro1">
          <table:table-cell office:value-type="float" office:value="2928.5609581" calcext:value-type="float">
            <text:p>2928,5609581</text:p>
          </table:table-cell>
          <table:table-cell office:value-type="float" office:value="3021.2918879" calcext:value-type="float">
            <text:p>3021,2918879</text:p>
          </table:table-cell>
          <table:table-cell office:value-type="float" office:value="2971.2807074" calcext:value-type="float">
            <text:p>2971,2807074</text:p>
          </table:table-cell>
          <table:table-cell office:value-type="float" office:value="3196.5390049" calcext:value-type="float">
            <text:p>3196,5390049</text:p>
          </table:table-cell>
          <table:table-cell office:value-type="float" office:value="3096.819662" calcext:value-type="float">
            <text:p>3096,819662</text:p>
          </table:table-cell>
          <table:table-cell table:number-columns-repeated="10"/>
        </table:table-row>
        <table:table-row table:style-name="ro1">
          <table:table-cell office:value-type="float" office:value="2899.0999581" calcext:value-type="float">
            <text:p>2899,0999581</text:p>
          </table:table-cell>
          <table:table-cell office:value-type="float" office:value="3030.8668879" calcext:value-type="float">
            <text:p>3030,8668879</text:p>
          </table:table-cell>
          <table:table-cell office:value-type="float" office:value="2950.6707074" calcext:value-type="float">
            <text:p>2950,6707074</text:p>
          </table:table-cell>
          <table:table-cell office:value-type="float" office:value="3164.1090049" calcext:value-type="float">
            <text:p>3164,1090049</text:p>
          </table:table-cell>
          <table:table-cell office:value-type="float" office:value="3096.780662" calcext:value-type="float">
            <text:p>3096,780662</text:p>
          </table:table-cell>
          <table:table-cell table:number-columns-repeated="10"/>
        </table:table-row>
        <table:table-row table:style-name="ro1">
          <table:table-cell office:value-type="float" office:value="2923.8419581" calcext:value-type="float">
            <text:p>2923,8419581</text:p>
          </table:table-cell>
          <table:table-cell office:value-type="float" office:value="3009.1128879" calcext:value-type="float">
            <text:p>3009,1128879</text:p>
          </table:table-cell>
          <table:table-cell office:value-type="float" office:value="2950.6707074" calcext:value-type="float">
            <text:p>2950,6707074</text:p>
          </table:table-cell>
          <table:table-cell office:value-type="float" office:value="3164.1010049" calcext:value-type="float">
            <text:p>3164,1010049</text:p>
          </table:table-cell>
          <table:table-cell office:value-type="float" office:value="3070.722662" calcext:value-type="float">
            <text:p>3070,722662</text:p>
          </table:table-cell>
          <table:table-cell table:number-columns-repeated="10"/>
        </table:table-row>
        <table:table-row table:style-name="ro1">
          <table:table-cell office:value-type="float" office:value="2932.0879581" calcext:value-type="float">
            <text:p>2932,0879581</text:p>
          </table:table-cell>
          <table:table-cell office:value-type="float" office:value="2991.1558879" calcext:value-type="float">
            <text:p>2991,1558879</text:p>
          </table:table-cell>
          <table:table-cell office:value-type="float" office:value="2919.2337074" calcext:value-type="float">
            <text:p>2919,2337074</text:p>
          </table:table-cell>
          <table:table-cell office:value-type="float" office:value="3218.6210049" calcext:value-type="float">
            <text:p>3218,6210049</text:p>
          </table:table-cell>
          <table:table-cell office:value-type="float" office:value="3070.7229138" calcext:value-type="float">
            <text:p>3070,7229138</text:p>
          </table:table-cell>
          <table:table-cell table:number-columns-repeated="10"/>
        </table:table-row>
        <table:table-row table:style-name="ro1">
          <table:table-cell office:value-type="float" office:value="2940.3309581" calcext:value-type="float">
            <text:p>2940,3309581</text:p>
          </table:table-cell>
          <table:table-cell office:value-type="float" office:value="2989.9451379" calcext:value-type="float">
            <text:p>2989,9451379</text:p>
          </table:table-cell>
          <table:table-cell office:value-type="float" office:value="2919.2297074" calcext:value-type="float">
            <text:p>2919,2297074</text:p>
          </table:table-cell>
          <table:table-cell office:value-type="float" office:value="3190.1830049" calcext:value-type="float">
            <text:p>3190,1830049</text:p>
          </table:table-cell>
          <table:table-cell office:value-type="float" office:value="3039.101662" calcext:value-type="float">
            <text:p>3039,101662</text:p>
          </table:table-cell>
          <table:table-cell table:number-columns-repeated="10"/>
        </table:table-row>
        <table:table-row table:style-name="ro1">
          <table:table-cell office:value-type="float" office:value="2976.3072099" calcext:value-type="float">
            <text:p>2976,3072099</text:p>
          </table:table-cell>
          <table:table-cell office:value-type="float" office:value="2958.0889879" calcext:value-type="float">
            <text:p>2958,0889879</text:p>
          </table:table-cell>
          <table:table-cell office:value-type="float" office:value="2883.5267913" calcext:value-type="float">
            <text:p>2883,5267913</text:p>
          </table:table-cell>
          <table:table-cell office:value-type="float" office:value="3165.1210049" calcext:value-type="float">
            <text:p>3165,1210049</text:p>
          </table:table-cell>
          <table:table-cell office:value-type="float" office:value="3039.061662" calcext:value-type="float">
            <text:p>3039,061662</text:p>
          </table:table-cell>
          <table:table-cell table:number-columns-repeated="10"/>
        </table:table-row>
        <table:table-row table:style-name="ro1">
          <table:table-cell office:value-type="float" office:value="2941.7799581" calcext:value-type="float">
            <text:p>2941,7799581</text:p>
          </table:table-cell>
          <table:table-cell office:value-type="float" office:value="2933.5615469" calcext:value-type="float">
            <text:p>2933,5615469</text:p>
          </table:table-cell>
          <table:table-cell office:value-type="float" office:value="2883.4637074" calcext:value-type="float">
            <text:p>2883,4637074</text:p>
          </table:table-cell>
          <table:table-cell office:value-type="float" office:value="3185.6320049" calcext:value-type="float">
            <text:p>3185,6320049</text:p>
          </table:table-cell>
          <table:table-cell office:value-type="float" office:value="2984.858662" calcext:value-type="float">
            <text:p>2984,858662</text:p>
          </table:table-cell>
          <table:table-cell table:number-columns-repeated="10"/>
        </table:table-row>
        <table:table-row table:style-name="ro1">
          <table:table-cell office:value-type="float" office:value="2931.8889581" calcext:value-type="float">
            <text:p>2931,8889581</text:p>
          </table:table-cell>
          <table:table-cell office:value-type="float" office:value="2933.1987969" calcext:value-type="float">
            <text:p>2933,1987969</text:p>
          </table:table-cell>
          <table:table-cell office:value-type="float" office:value="2849.4327074" calcext:value-type="float">
            <text:p>2849,4327074</text:p>
          </table:table-cell>
          <table:table-cell office:value-type="float" office:value="3156.2260049" calcext:value-type="float">
            <text:p>3156,2260049</text:p>
          </table:table-cell>
          <table:table-cell office:value-type="float" office:value="2984.858662" calcext:value-type="float">
            <text:p>2984,858662</text:p>
          </table:table-cell>
          <table:table-cell table:number-columns-repeated="10"/>
        </table:table-row>
        <table:table-row table:style-name="ro1">
          <table:table-cell office:value-type="float" office:value="2934.8229581" calcext:value-type="float">
            <text:p>2934,8229581</text:p>
          </table:table-cell>
          <table:table-cell office:value-type="float" office:value="2933.1557969" calcext:value-type="float">
            <text:p>2933,1557969</text:p>
          </table:table-cell>
          <table:table-cell office:value-type="float" office:value="2849.4327074" calcext:value-type="float">
            <text:p>2849,4327074</text:p>
          </table:table-cell>
          <table:table-cell office:value-type="float" office:value="3156.2180049" calcext:value-type="float">
            <text:p>3156,2180049</text:p>
          </table:table-cell>
          <table:table-cell office:value-type="float" office:value="2954.749662" calcext:value-type="float">
            <text:p>2954,749662</text:p>
          </table:table-cell>
          <table:table-cell table:number-columns-repeated="10"/>
        </table:table-row>
        <table:table-row table:style-name="ro1">
          <table:table-cell office:value-type="float" office:value="2934.7329581" calcext:value-type="float">
            <text:p>2934,7329581</text:p>
          </table:table-cell>
          <table:table-cell office:value-type="float" office:value="2933.3387969" calcext:value-type="float">
            <text:p>2933,3387969</text:p>
          </table:table-cell>
          <table:table-cell office:value-type="float" office:value="2849.4247074" calcext:value-type="float">
            <text:p>2849,4247074</text:p>
          </table:table-cell>
          <table:table-cell office:value-type="float" office:value="3130.5820049" calcext:value-type="float">
            <text:p>3130,5820049</text:p>
          </table:table-cell>
          <table:table-cell office:value-type="float" office:value="2954.714662" calcext:value-type="float">
            <text:p>2954,714662</text:p>
          </table:table-cell>
          <table:table-cell table:number-columns-repeated="10"/>
        </table:table-row>
        <table:table-row table:style-name="ro1">
          <table:table-cell office:value-type="float" office:value="2903.8379581" calcext:value-type="float">
            <text:p>2903,8379581</text:p>
          </table:table-cell>
          <table:table-cell office:value-type="float" office:value="2933.3037969" calcext:value-type="float">
            <text:p>2933,3037969</text:p>
          </table:table-cell>
          <table:table-cell office:value-type="float" office:value="2849.4207074" calcext:value-type="float">
            <text:p>2849,4207074</text:p>
          </table:table-cell>
          <table:table-cell office:value-type="float" office:value="3062.5660049" calcext:value-type="float">
            <text:p>3062,5660049</text:p>
          </table:table-cell>
          <table:table-cell office:value-type="float" office:value="2910.585662" calcext:value-type="float">
            <text:p>2910,585662</text:p>
          </table:table-cell>
          <table:table-cell table:number-columns-repeated="10"/>
        </table:table-row>
        <table:table-row table:style-name="ro1">
          <table:table-cell office:value-type="float" office:value="2903.8379581" calcext:value-type="float">
            <text:p>2903,8379581</text:p>
          </table:table-cell>
          <table:table-cell office:value-type="float" office:value="2912.5577969" calcext:value-type="float">
            <text:p>2912,5577969</text:p>
          </table:table-cell>
          <table:table-cell office:value-type="float" office:value="2849.3817074" calcext:value-type="float">
            <text:p>2849,3817074</text:p>
          </table:table-cell>
          <table:table-cell office:value-type="float" office:value="3062.5580049" calcext:value-type="float">
            <text:p>3062,5580049</text:p>
          </table:table-cell>
          <table:table-cell office:value-type="float" office:value="2876.456662" calcext:value-type="float">
            <text:p>2876,456662</text:p>
          </table:table-cell>
          <table:table-cell table:number-columns-repeated="10"/>
        </table:table-row>
        <table:table-row table:style-name="ro1">
          <table:table-cell office:value-type="float" office:value="2855.6589581" calcext:value-type="float">
            <text:p>2855,6589581</text:p>
          </table:table-cell>
          <table:table-cell office:value-type="float" office:value="2917.7337969" calcext:value-type="float">
            <text:p>2917,7337969</text:p>
          </table:table-cell>
          <table:table-cell office:value-type="float" office:value="2812.7847074" calcext:value-type="float">
            <text:p>2812,7847074</text:p>
          </table:table-cell>
          <table:table-cell office:value-type="float" office:value="3021.5620049" calcext:value-type="float">
            <text:p>3021,5620049</text:p>
          </table:table-cell>
          <table:table-cell office:value-type="float" office:value="2876.456662" calcext:value-type="float">
            <text:p>2876,456662</text:p>
          </table:table-cell>
          <table:table-cell table:number-columns-repeated="10"/>
        </table:table-row>
        <table:table-row table:style-name="ro1">
          <table:table-cell office:value-type="float" office:value="2855.6589581" calcext:value-type="float">
            <text:p>2855,6589581</text:p>
          </table:table-cell>
          <table:table-cell office:value-type="float" office:value="2881.5657969" calcext:value-type="float">
            <text:p>2881,5657969</text:p>
          </table:table-cell>
          <table:table-cell office:value-type="float" office:value="2751.0347074" calcext:value-type="float">
            <text:p>2751,0347074</text:p>
          </table:table-cell>
          <table:table-cell office:value-type="float" office:value="3021.5540049" calcext:value-type="float">
            <text:p>3021,5540049</text:p>
          </table:table-cell>
          <table:table-cell office:value-type="float" office:value="2876.421662" calcext:value-type="float">
            <text:p>2876,421662</text:p>
          </table:table-cell>
          <table:table-cell table:number-columns-repeated="10"/>
        </table:table-row>
        <table:table-row table:style-name="ro1">
          <table:table-cell office:value-type="float" office:value="2855.6589581" calcext:value-type="float">
            <text:p>2855,6589581</text:p>
          </table:table-cell>
          <table:table-cell office:value-type="float" office:value="2858.8194879" calcext:value-type="float">
            <text:p>2858,8194879</text:p>
          </table:table-cell>
          <table:table-cell office:value-type="float" office:value="2751.0307074" calcext:value-type="float">
            <text:p>2751,0307074</text:p>
          </table:table-cell>
          <table:table-cell office:value-type="float" office:value="2980.0660049" calcext:value-type="float">
            <text:p>2980,0660049</text:p>
          </table:table-cell>
          <table:table-cell office:value-type="float" office:value="2814.225662" calcext:value-type="float">
            <text:p>2814,225662</text:p>
          </table:table-cell>
          <table:table-cell table:number-columns-repeated="10"/>
        </table:table-row>
        <table:table-row table:style-name="ro1">
          <table:table-cell office:value-type="float" office:value="2855.6589581" calcext:value-type="float">
            <text:p>2855,6589581</text:p>
          </table:table-cell>
          <table:table-cell office:value-type="float" office:value="2858.8194879" calcext:value-type="float">
            <text:p>2858,8194879</text:p>
          </table:table-cell>
          <table:table-cell office:value-type="float" office:value="2751.0267074" calcext:value-type="float">
            <text:p>2751,0267074</text:p>
          </table:table-cell>
          <table:table-cell office:value-type="float" office:value="2980.0660049" calcext:value-type="float">
            <text:p>2980,0660049</text:p>
          </table:table-cell>
          <table:table-cell office:value-type="float" office:value="2814.225662" calcext:value-type="float">
            <text:p>2814,225662</text:p>
          </table:table-cell>
          <table:table-cell table:number-columns-repeated="10"/>
        </table:table-row>
        <table:table-row table:style-name="ro1">
          <table:table-cell office:value-type="float" office:value="2855.6199581" calcext:value-type="float">
            <text:p>2855,6199581</text:p>
          </table:table-cell>
          <table:table-cell office:value-type="float" office:value="2858.8194879" calcext:value-type="float">
            <text:p>2858,8194879</text:p>
          </table:table-cell>
          <table:table-cell office:value-type="float" office:value="2751.0267074" calcext:value-type="float">
            <text:p>2751,0267074</text:p>
          </table:table-cell>
          <table:table-cell office:value-type="float" office:value="2928.2770049" calcext:value-type="float">
            <text:p>2928,2770049</text:p>
          </table:table-cell>
          <table:table-cell office:value-type="float" office:value="2754.230042" calcext:value-type="float">
            <text:p>2754,230042</text:p>
          </table:table-cell>
          <table:table-cell table:number-columns-repeated="10"/>
        </table:table-row>
        <table:table-row table:style-name="ro1">
          <table:table-cell office:value-type="float" office:value="2820.1899581" calcext:value-type="float">
            <text:p>2820,1899581</text:p>
          </table:table-cell>
          <table:table-cell office:value-type="float" office:value="2792.2183579" calcext:value-type="float">
            <text:p>2792,2183579</text:p>
          </table:table-cell>
          <table:table-cell office:value-type="float" office:value="2698.1441374" calcext:value-type="float">
            <text:p>2698,1441374</text:p>
          </table:table-cell>
          <table:table-cell office:value-type="float" office:value="2928.2770049" calcext:value-type="float">
            <text:p>2928,2770049</text:p>
          </table:table-cell>
          <table:table-cell office:value-type="float" office:value="2714.074042" calcext:value-type="float">
            <text:p>2714,074042</text:p>
          </table:table-cell>
          <table:table-cell table:number-columns-repeated="10"/>
        </table:table-row>
        <table:table-row table:style-name="ro1">
          <table:table-cell office:value-type="float" office:value="2768.0022099" calcext:value-type="float">
            <text:p>2768,0022099</text:p>
          </table:table-cell>
          <table:table-cell office:value-type="float" office:value="2792.2143579" calcext:value-type="float">
            <text:p>2792,2143579</text:p>
          </table:table-cell>
          <table:table-cell office:value-type="float" office:value="2698.1441374" calcext:value-type="float">
            <text:p>2698,1441374</text:p>
          </table:table-cell>
          <table:table-cell office:value-type="float" office:value="2861.6950049" calcext:value-type="float">
            <text:p>2861,6950049</text:p>
          </table:table-cell>
          <table:table-cell office:value-type="float" office:value="2714.070042" calcext:value-type="float">
            <text:p>2714,070042</text:p>
          </table:table-cell>
          <table:table-cell table:number-columns-repeated="10"/>
        </table:table-row>
        <table:table-row table:style-name="ro1">
          <table:table-cell office:value-type="float" office:value="2727.8419581" calcext:value-type="float">
            <text:p>2727,8419581</text:p>
          </table:table-cell>
          <table:table-cell office:value-type="float" office:value="2747.4764897" calcext:value-type="float">
            <text:p>2747,4764897</text:p>
          </table:table-cell>
          <table:table-cell office:value-type="float" office:value="2698.1441374" calcext:value-type="float">
            <text:p>2698,1441374</text:p>
          </table:table-cell>
          <table:table-cell office:value-type="float" office:value="2813.1290049" calcext:value-type="float">
            <text:p>2813,1290049</text:p>
          </table:table-cell>
          <table:table-cell office:value-type="float" office:value="2599.632042" calcext:value-type="float">
            <text:p>2599,632042</text:p>
          </table:table-cell>
          <table:table-cell table:number-columns-repeated="10"/>
        </table:table-row>
        <table:table-row table:style-name="ro1">
          <table:table-cell office:value-type="float" office:value="2685.6862099" calcext:value-type="float">
            <text:p>2685,6862099</text:p>
          </table:table-cell>
          <table:table-cell office:value-type="float" office:value="2747.4764897" calcext:value-type="float">
            <text:p>2747,4764897</text:p>
          </table:table-cell>
          <table:table-cell office:value-type="float" office:value="2640.6751374" calcext:value-type="float">
            <text:p>2640,6751374</text:p>
          </table:table-cell>
          <table:table-cell office:value-type="float" office:value="2754.8900049" calcext:value-type="float">
            <text:p>2754,8900049</text:p>
          </table:table-cell>
          <table:table-cell office:value-type="float" office:value="2552.378042" calcext:value-type="float">
            <text:p>2552,378042</text:p>
          </table:table-cell>
          <table:table-cell table:number-columns-repeated="10"/>
        </table:table-row>
        <table:table-row table:style-name="ro1">
          <table:table-cell office:value-type="float" office:value="2685.6739581" calcext:value-type="float">
            <text:p>2685,6739581</text:p>
          </table:table-cell>
          <table:table-cell office:value-type="float" office:value="2750.0422379" calcext:value-type="float">
            <text:p>2750,0422379</text:p>
          </table:table-cell>
          <table:table-cell office:value-type="float" office:value="2641.2061374" calcext:value-type="float">
            <text:p>2641,2061374</text:p>
          </table:table-cell>
          <table:table-cell office:value-type="float" office:value="2683.5150049" calcext:value-type="float">
            <text:p>2683,5150049</text:p>
          </table:table-cell>
          <table:table-cell office:value-type="float" office:value="2480.1132938" calcext:value-type="float">
            <text:p>2480,1132938</text:p>
          </table:table-cell>
          <table:table-cell table:number-columns-repeated="10"/>
        </table:table-row>
        <table:table-row table:style-name="ro1">
          <table:table-cell office:value-type="float" office:value="2605.8269581" calcext:value-type="float">
            <text:p>2605,8269581</text:p>
          </table:table-cell>
          <table:table-cell office:value-type="float" office:value="2750.0344897" calcext:value-type="float">
            <text:p>2750,0344897</text:p>
          </table:table-cell>
          <table:table-cell office:value-type="float" office:value="2577.7181374" calcext:value-type="float">
            <text:p>2577,7181374</text:p>
          </table:table-cell>
          <table:table-cell office:value-type="float" office:value="2593.1750049" calcext:value-type="float">
            <text:p>2593,1750049</text:p>
          </table:table-cell>
          <table:table-cell office:value-type="float" office:value="2387.773042" calcext:value-type="float">
            <text:p>2387,773042</text:p>
          </table:table-cell>
          <table:table-cell table:number-columns-repeated="10"/>
        </table:table-row>
        <table:table-row table:style-name="ro1">
          <table:table-cell office:value-type="float" office:value="2605.8229581" calcext:value-type="float">
            <text:p>2605,8229581</text:p>
          </table:table-cell>
          <table:table-cell office:value-type="float" office:value="2749.9522379" calcext:value-type="float">
            <text:p>2749,9522379</text:p>
          </table:table-cell>
          <table:table-cell office:value-type="float" office:value="2577.6631374" calcext:value-type="float">
            <text:p>2577,6631374</text:p>
          </table:table-cell>
          <table:table-cell office:value-type="float" office:value="2490.6950049" calcext:value-type="float">
            <text:p>2490,6950049</text:p>
          </table:table-cell>
          <table:table-cell office:value-type="float" office:value="2385.941042" calcext:value-type="float">
            <text:p>2385,941042</text:p>
          </table:table-cell>
          <table:table-cell table:number-columns-repeated="10"/>
        </table:table-row>
        <table:table-row table:style-name="ro1">
          <table:table-cell office:value-type="float" office:value="2474.8422081" calcext:value-type="float">
            <text:p>2474,8422081</text:p>
          </table:table-cell>
          <table:table-cell office:value-type="float" office:value="2663.5583314" calcext:value-type="float">
            <text:p>2663,5583314</text:p>
          </table:table-cell>
          <table:table-cell office:value-type="float" office:value="2409.0581374" calcext:value-type="float">
            <text:p>2409,0581374</text:p>
          </table:table-cell>
          <table:table-cell office:value-type="float" office:value="2249.7342567" calcext:value-type="float">
            <text:p>2249,7342567</text:p>
          </table:table-cell>
          <table:table-cell office:value-type="float" office:value="592.9530076" calcext:value-type="float">
            <text:p>592,9530076</text:p>
          </table:table-cell>
          <table:table-cell table:number-columns-repeated="10"/>
        </table:table-row>
        <table:table-row table:style-name="ro1">
          <table:table-cell office:value-type="float" office:value="2353.9282081" calcext:value-type="float">
            <text:p>2353,9282081</text:p>
          </table:table-cell>
          <table:table-cell office:value-type="float" office:value="805.6950334" calcext:value-type="float">
            <text:p>805,6950334</text:p>
          </table:table-cell>
          <table:table-cell office:value-type="float" office:value="1934.7881374" calcext:value-type="float">
            <text:p>1934,7881374</text:p>
          </table:table-cell>
          <table:table-cell office:value-type="float" office:value="1822.2970049" calcext:value-type="float">
            <text:p>1822,2970049</text:p>
          </table:table-cell>
          <table:table-cell table:number-columns-repeated="11"/>
        </table:table-row>
        <table:table-row table:style-name="ro1">
          <table:table-cell office:value-type="float" office:value="1938.9872081" calcext:value-type="float">
            <text:p>1938,987208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 office:value-type="string" calcext:value-type="string">
            <text:p>Average</text:p>
          </table:table-cell>
          <table:table-cell table:number-columns-repeated="10"/>
        </table:table-row>
        <table:table-row table:style-name="ro1">
          <table:table-cell table:formula="of:=AVERAGE([.A2:.A41])" office:value-type="float" office:value="2834.250595735" calcext:value-type="float">
            <text:p>2834,250595735</text:p>
          </table:table-cell>
          <table:table-cell table:formula="of:=AVERAGE([.B2:.B41])" office:value-type="float" office:value="2890.49973934615" calcext:value-type="float">
            <text:p>2890,49973934615</text:p>
          </table:table-cell>
          <table:table-cell table:formula="of:=AVERAGE([.C2:.C41])" office:value-type="float" office:value="2829.66606519231" calcext:value-type="float">
            <text:p>2829,66606519231</text:p>
          </table:table-cell>
          <table:table-cell table:formula="of:=AVERAGE([.D2:.D41])" office:value-type="float" office:value="3016.58706263846" calcext:value-type="float">
            <text:p>3016,58706263846</text:p>
          </table:table-cell>
          <table:table-cell table:formula="of:=AVERAGE([.E2:.E41])" office:value-type="float" office:value="2890.23003413158" calcext:value-type="float">
            <text:p>2890,230034131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 office:value-type="string" calcext:value-type="string">
            <text:p>Peak</text:p>
          </table:table-cell>
          <table:table-cell table:number-columns-repeated="10"/>
        </table:table-row>
        <table:table-row table:style-name="ro1">
          <table:table-cell table:formula="of:=MAX([.A2:.A41])" office:value-type="float" office:value="2976.3072099" calcext:value-type="float">
            <text:p>2976,3072099</text:p>
          </table:table-cell>
          <table:table-cell table:formula="of:=MAX([.B2:.B41])" office:value-type="float" office:value="3098.5268879" calcext:value-type="float">
            <text:p>3098,5268879</text:p>
          </table:table-cell>
          <table:table-cell table:formula="of:=MAX([.C2:.C41])" office:value-type="float" office:value="3016.7727074" calcext:value-type="float">
            <text:p>3016,7727074</text:p>
          </table:table-cell>
          <table:table-cell table:formula="of:=MAX([.D2:.D41])" office:value-type="float" office:value="3231.3630049" calcext:value-type="float">
            <text:p>3231,3630049</text:p>
          </table:table-cell>
          <table:table-cell table:formula="of:=MAX([.E2:.E41])" office:value-type="float" office:value="3217.069662" calcext:value-type="float">
            <text:p>3217,06966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49:44.892821948</meta:creation-date>
    <dc:date>2023-01-09T19:52:28.659902873</dc:date>
    <meta:editing-duration>PT2M44S</meta:editing-duration>
    <meta:editing-cycles>1</meta:editing-cycles>
    <meta:document-statistic meta:table-count="2" meta:cell-count="2634" meta:object-count="0"/>
    <meta:generator>LibreOffice/7.4.3.2$Linux_X86_64 LibreOffice_project/40$Build-2</meta:generator>
  </office:meta>
</office:document-meta>
</file>